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end" style:justify-single-word="false" fo:text-indent="0.499cm" style:auto-text-indent="false"/>
    </style:style>
    <style:style style:name="P8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9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font-style="normal" fo:font-weight="normal" fo:background-color="transparent" style:font-style-asian="normal" style:font-weight-asian="normal" style:font-style-complex="normal" style:font-weight-complex="normal"/>
    </style:style>
    <style:style style:name="P9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language="en" fo:country="US"/>
    </style:style>
    <style:style style:name="P122" style:family="paragraph" style:parent-style-name="Text_20_body">
      <style:paragraph-properties fo:background-color="#eeeeee">
        <style:background-image/>
      </style:paragraph-properties>
    </style:style>
    <style:style style:name="P123" style:family="paragraph" style:parent-style-name="Text_20_body">
      <style:paragraph-properties fo:background-color="#eeeeee">
        <style:background-image/>
      </style:paragraph-properties>
      <style:text-properties fo:language="ru" fo:country="RU"/>
    </style:style>
    <style:style style:name="P124" style:family="paragraph" style:parent-style-name="Text_20_body">
      <style:paragraph-properties fo:text-align="justify" style:justify-single-word="false" fo:background-color="#eeeeee">
        <style:background-image/>
      </style:paragraph-properties>
      <style:text-properties fo:language="ru" fo:country="RU"/>
    </style:style>
    <style:style style:name="P125" style:family="paragraph" style:parent-style-name="Text_20_body">
      <style:paragraph-properties fo:background-color="#eeeeee">
        <style:background-image/>
      </style:paragraph-properties>
      <style:text-properties fo:language="en" fo:country="US"/>
    </style:style>
    <style:style style:name="P126" style:family="paragraph" style:parent-style-name="First_20_line_20_indent">
      <style:paragraph-properties fo:background-color="#eeeeee">
        <style:background-image/>
      </style:paragraph-properties>
      <style:text-properties fo:language="ru" fo:country="RU"/>
    </style:style>
    <style:style style:name="P12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8" style:family="paragraph" style:parent-style-name="Text_20_body">
      <style:paragraph-properties fo:margin-left="0cm" fo:margin-right="0cm" fo:text-align="justify"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0" style:family="paragraph" style:parent-style-name="Text_20_body">
      <style:paragraph-properties fo:margin-left="0cm" fo:margin-right="0cm" fo:text-align="center"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2" style:family="paragraph" style:parent-style-name="Footnote">
      <style:paragraph-properties fo:margin-left="0cm" fo:margin-right="0cm" fo:text-indent="0cm" style:auto-text-indent="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4" style:family="paragraph" style:parent-style-name="Standard">
      <style:text-properties fo:font-style="italic" style:font-style-asian="italic" style:font-style-complex="italic"/>
    </style:style>
    <style:style style:name="P155" style:family="paragraph" style:parent-style-name="Heading_20_1">
      <style:paragraph-properties fo:margin-left="0cm" fo:margin-right="0cm" fo:text-align="center" style:justify-single-word="false" fo:text-indent="0.499cm" style:auto-text-indent="false"/>
    </style:style>
    <style:style style:name="P156" style:family="paragraph" style:parent-style-name="Heading_20_1">
      <style:paragraph-properties fo:background-color="#eeeeee">
        <style:background-image/>
      </style:paragraph-properties>
    </style:style>
    <style:style style:name="P157" style:family="paragraph" style:parent-style-name="Heading_20_2">
      <style:text-properties fo:language="en" fo:country="US"/>
    </style:style>
    <style:style style:name="P158" style:family="paragraph" style:parent-style-name="Heading_20_2">
      <style:text-properties fo:language="ru" fo:country="RU"/>
    </style:style>
    <style:style style:name="P159" style:family="paragraph" style:parent-style-name="Heading_20_2">
      <style:paragraph-properties fo:text-align="justify" style:justify-single-word="false"/>
    </style:style>
    <style:style style:name="P160" style:family="paragraph" style:parent-style-name="Heading_20_2">
      <style:paragraph-properties fo:background-color="#eeeeee">
        <style:background-image/>
      </style:paragraph-properties>
    </style:style>
    <style:style style:name="P161" style:family="paragraph" style:parent-style-name="Heading_20_2">
      <style:paragraph-properties fo:background-color="#eeeeee">
        <style:background-image/>
      </style:paragraph-properties>
      <style:text-properties fo:language="ru" fo:country="RU"/>
    </style:style>
    <style:style style:name="P16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3" style:family="paragraph" style:parent-style-name="Text_20_body" style:list-style-name="L1">
      <style:paragraph-properties fo:text-align="justify" style:justify-single-word="false"/>
    </style:style>
    <style:style style:name="P164" style:family="paragraph" style:parent-style-name="Text_20_body" style:list-style-name="L1">
      <style:paragraph-properties fo:text-align="justify" style:justify-single-word="false"/>
      <style:text-properties fo:language="ru" fo:country="RU"/>
    </style:style>
    <style:style style:name="P165" style:family="paragraph" style:parent-style-name="Text_20_body" style:list-style-name="L2">
      <style:paragraph-properties fo:text-align="justify" style:justify-single-word="false"/>
      <style:text-properties fo:language="ru" fo:country="RU"/>
    </style:style>
    <style:style style:name="P166" style:family="paragraph" style:parent-style-name="Text_20_body" style:list-style-name="L3">
      <style:text-properties fo:language="ru" fo:country="RU"/>
    </style:style>
    <style:style style:name="P167" style:family="paragraph" style:parent-style-name="Text_20_body" style:list-style-name="L3">
      <style:text-properties fo:language="ru" fo:country="RU" fo:background-color="#ffff00"/>
    </style:style>
    <style:style style:name="P16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7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style:font-weight-asian="normal" style:font-weight-complex="normal" loext:char-shading-value="0"/>
    </style:style>
    <style:style style:name="T16" style:family="text">
      <style:text-properties fo:language="en" fo:country="US" fo:background-color="transparent" loext:char-shading-value="0"/>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6" style:family="text">
      <style:text-properties fo:color="#800000" fo:language="en" fo:country="US"/>
    </style:style>
    <style:style style:name="T27" style:family="text">
      <style:text-properties fo:color="#800000" fo:language="en" fo:country="US" fo:font-style="normal" style:font-style-asian="normal" style:font-style-complex="normal"/>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ru" fo:country="RU" fo:font-style="normal" fo:background-color="transparent" style:font-style-asian="normal" style:font-style-complex="normal" loext:char-shading-value="0"/>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style:font-style-asian="normal" style:font-style-complex="normal" loext:char-shading-value="0"/>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background-color="transparent" loext:char-shading-value="0"/>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0000ff" fo:language="ru" fo:country="RU"/>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1"><text:span text:style-name="T1">&lt;</text:span><text:span text:style-name="T61">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9">&lt;</text:span><text:span text:style-name="T53">Э</text:span><text:span text:style-name="T28">пизод в Кантерлоте, где Луна составляет невысокое мнение об умственных способностях Макса</text:span><text:span text:style-name="T49">&gt;</text:span></text:p>
      <text:p text:style-name="P39">&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5">&gt;</text:span></text:p>
      <text:p text:style-name="P39">&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3">&lt;<text:span text:style-name="T23">Селестия лечит Макса в Кантерлоте от болячек и наркозависимости по-настоящему </text:span><text:span text:style-name="T22">(</text:span><text:span text:style-name="T23">перебирает на себя его болячки</text:span><text:span text:style-name="T22">)</text:span><text:span text:style-name="T23">. И тогда он начинает её любить и хотеть. И она это понимает</text:span>&gt;</text:p>
      <text:p text:style-name="P43">&lt;<text:span text:style-name="T1">Сел показывает и даёт прочувствовать Максу корректировку орбиты Эквуса («подъём» Солнца)</text:span>&gt;</text:p>
      <text:p text:style-name="P43">&lt;Сел пытается научить Макса телепортации, и он телепортирует Агамемнона в пещеру под Кантерлотом&gt;</text:p>
      <text:p text:style-name="P54"><text:span text:style-name="T10">&lt;Луна - </text:span><text:span text:style-name="T22">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77">Таймлайн <text:span text:style-name="T10">(</text:span>события через 10 лет после Обмена): </text:p>
      <text:p text:style-name="P77">Год 2143 ПВ <text:span text:style-name="T10">(AU -?)</text:span></text:p>
      <text:p text:style-name="P77">22-е мая — вызов Макса в Эквестрию. Гибель Кимеринна</text:p>
      <text:p text:style-name="P77">25-е мая — встреча с Норфом</text:p>
      <text:p text:style-name="P77">27-е мая — первая встреча с Селестией после бегства из замка Сестёр. Сцена с докторами</text:p>
      <text:p text:style-name="P77">29-е мая — встреча с Индиго. Прогулка с Селестией по парку. Муравьи под накрупником</text:p>
      <text:p text:style-name="P77">30-е мая — исчезновение Селестии на неделю</text:p>
      <text:p text:style-name="P77">6-е июня — встреча с Селестией после разлуки. Прогулка по парку. Вид со стены. Землетрясение</text:p>
      <text:p text:style-name="P77"><text:span text:style-name="T10">&lt;</text:span>7<text:span text:style-name="T10">-</text:span>е июня — секс с Селестией. Раздор</text:p>
      <text:p text:style-name="P77">&lt;15-е июня — исчезновение Норфа. Прощание с Селестией.</text:p>
      <text:p text:style-name="P77">17-е июня — отбытие из Кантерлота</text:p>
      <text:p text:style-name="P78"><text:span text:style-name="T1">18</text:span>-<text:span text:style-name="T1">июня — Прибытие в Понивилль. Прочтение дневника эксперимента с заклинанием Индрэ</text:span></text:p>
      <text:p text:style-name="P77"><text:span text:style-name="T10">&lt;</text:span>25-е июня — попойка с Пинки. Бочколёт метконосцев</text:p>
      <text:p text:style-name="P77">27-е июня — получение письма от Селестии. Отказ выдать магический усилитель</text:p>
      <text:p text:style-name="P77"><text:span text:style-name="T10">&lt;</text:span>28-е июня<text:span text:style-name="T10"> </text:span>- попытка отослать письмо Селестии через Спайка</text:p>
      <text:p text:style-name="P77">30-е июня — выезд из Понивилля</text:p>
      <text:p text:style-name="P77">1-е июля — Прибытие в Фетлок. Захват резонаторных рубинов в павильоне Псинтела</text:p>
      <text:p text:style-name="P77">2-е июля — выезд из Фетлока Макса с Дэш в фургоне</text:p>
      <text:p text:style-name="P77">&lt;4-е июля - Дэш стучит лбом в дерево. Обнимашки</text:p>
      <text:p text:style-name="P77"><text:soft-page-break/>8-е июля — прибытие в Груммингтон</text:p>
      <text:p text:style-name="P77">9-е июля –<text:span text:style-name="T10"> </text:span>Провал Груммингтона. Отбытие с Груммингтона</text:p>
      <text:p text:style-name="P77"><text:span text:style-name="T10">&lt;</text:span>12-е июля — Прибытие в Филлидельфию. Отбытие. Падение Макса с самоката</text:p>
      <text:p text:style-name="P77">14-е июля — переправа через седловое озеро. Прибытие Макса с Дэш в Понивилль</text:p>
      <text:p text:style-name="P77">15-е июля — эксперимент с усиленным заклинанием Индрэ. Поединок Луны с Твайлайт в Понивилле</text:p>
      <text:p text:style-name="P77">17-е июля — прибытие в Кантерлот Луны, Макса и шестёрки</text:p>
      <text:p text:style-name="P77"><text:span text:style-name="T10">[</text:span>21-е июля<text:span text:style-name="T10">]</text:span> — Гранд Галопин Гала</text:p>
      <text:p text:style-name="P78">[26-<text:span text:style-name="T1">е июля</text:span>]<text:span text:style-name="T1"> — совещание в зале стратегического планирования. Выдача паспорта Максу</text:span></text:p>
      <text:p text:style-name="P78"/>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p text:style-name="P120">Розовые глазки</text:p>
      <text:p text:style-name="P12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8"/>
      <text:h text:style-name="Heading_20_2" text:outline-level="2">Идеи</text:h>
      <text:list xml:id="list4030377145413354858" text:style-name="L1">
        <text:list-item>
          <text:p text:style-name="P163">добавить детектив <text:span text:style-name="T1">(реализовано)</text:span>+ магические уроки/трактаты Старсвирла (реализовано)</text:p>
        </text:list-item>
        <text:list-item>
          <text:p text:style-name="P164">Терра несколько раз пытается убить Макса (один раз — в аквапарке). Несколько раз Макса спасает Селестия (даёт приказы Нексусу)</text:p>
        </text:list-item>
        <text:list-item>
          <text:p text:style-name="P164">Книги:</text:p>
        </text:list-item>
      </text:list>
      <text:list xml:id="list6684625177186891230" text:style-name="L2">
        <text:list-item>
          <text:p text:style-name="P165">«Великие грифоны прошлого» - из канона (5<text:span text:style-name="T10">s8e)</text:span></text:p>
        </text:list-item>
        <text:list-item>
          <text:p text:style-name="P165">«Высшие заклинания в повседневном использовании: от песчинки до дворца»</text:p>
        </text:list-item>
        <text:list-item>
          <text:p text:style-name="P168">«Малоизвестные аспекты магии трансформаций»</text:p>
        </text:list-item>
        <text:list-item>
          <text:p text:style-name="P16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5">Дасти Вейфарер «Зебрианская культура, быт и фольклор»</text:p>
        </text:list-item>
        <text:list-item>
          <text:p text:style-name="P165">«Краткая история Эквестрии»</text:p>
        </text:list-item>
        <text:list-item>
          <text:p text:style-name="P165">«Шедевры архитектуры Эквестрии» с разделом о Кантерлотском Королевском Дворце</text:p>
        </text:list-item>
        <text:list-item>
          <text:p text:style-name="P165">«Великие дела и великие чары». Страница 893: …</text:p>
        </text:list-item>
        <text:list-item>
          <text:p text:style-name="P165">«<text:span text:style-name="T68">Природа Проклятий</text:span>» - обмен</text:p>
        </text:list-item>
        <text:list-item>
          <text:p text:style-name="P165"><text:span text:style-name="T68">«Магия для Чайников»</text:span> - обмен</text:p>
        </text:list-item>
        <text:list-item>
          <text:p text:style-name="P165"><text:span text:style-name="T68">«Энциклопедия Арканум»</text:span> - обмен</text:p>
        </text:list-item>
        <text:list-item>
          <text:p text:style-name="P165">«О Гейсах» - обмен</text:p>
        </text:list-item>
        <text:list-item>
          <text:p text:style-name="P165">«<text:span text:style-name="T68">Тайны Тайных Наук</text:span>» - обмен</text:p>
        </text:list-item>
        <text:list-item>
          <text:p text:style-name="P168">«Основы Заклятий» - обмен</text:p>
        </text:list-item>
        <text:list-item>
          <text:p text:style-name="P165">«Мамочка, А Что Это Истекает Из Моего Рога? - Введение В Магию Для Маленьких Единорогов» - обмен</text:p>
        </text:list-item>
      </text:list>
      <text:p text:style-name="P3"><text:soft-page-break/></text:p>
      <text:h text:style-name="Heading_20_2" text:outline-level="2">Факты об Эквестрии <text:span text:style-name="T1">(согласовать с вики)</text:span></text:h>
      <text:list xml:id="list4959721420760990381" text:style-name="L3">
        <text:list-item>
          <text:p text:style-name="P16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7">Селестия — переменчивая пони. В одно время не строгая, а в другое может быть такой, что страшно становится</text:p>
        </text:list-item>
        <text:list-item>
          <text:p text:style-name="P166">У Селестии были такие элементы гармонии: Магия, Доброта, Смех. У Луны — Верность, Честность, Щедрость. (ксенофазия)</text:p>
        </text:list-item>
        <text:list-item>
          <text:p text:style-name="P16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6">Около 820-ти лет назад будущий маг Лайтнинг Стар поступил на обучение к наставнику Тииспоту</text:p>
        </text:list-item>
        <text:list-item>
          <text:p text:style-name="P16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6">У Селестии грива и хвост развеваются и переливаются от магического шампуня</text:p>
        </text:list-item>
        <text:list-item>
          <text:p text:style-name="P166">Тело Селестии очень крепкое — может выдержать несколько тонн земли</text:p>
        </text:list-item>
        <text:list-item>
          <text:p text:style-name="P166">Дискорд намного старше принцесс, его магия сильнее ихней на голову</text:p>
        </text:list-item>
        <text:list-item>
          <text:p text:style-name="P166">Луна младше Селестии на 3 года. Сёстрам около 5000 лет. <text:span text:style-name="T68">По другим данным, Селестии около 2500 лет (Обмен).</text:span></text:p>
        </text:list-item>
        <text:list-item>
          <text:p text:style-name="P166">Принцессы начали войну с Дискордом в возрасте, когда им было около 700 лет — и продолжалась война почти сто лет</text:p>
        </text:list-item>
        <text:list-item>
          <text:p text:style-name="P166">Самый главный враг сестёр и Дискорда — скука</text:p>
        </text:list-item>
        <text:list-item>
          <text:p text:style-name="P166">В Эквестрии на одного жеребца приходится четыре - пять кобыл</text:p>
        </text:list-item>
        <text:list-item>
          <text:p text:style-name="P16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6">Селестия в первые полторы тысячи лет путешествовала — и заварила несколько войн (две — с Эквестрией, в одной была против Луны)</text:p>
        </text:list-item>
        <text:list-item>
          <text:p text:style-name="P166">Настоящий цвет гривы Селестии — клубнично-розовая. Радужный цвет гривы и хвоста поддерживается магией</text:p>
        </text:list-item>
        <text:list-item>
          <text:p text:style-name="P166">Кроме Дискорда, старше сестёр ещё старейшина драконов</text:p>
        </text:list-item>
        <text:list-item>
          <text:p text:style-name="P166">Кэйденс не прожила и 60-ти лет и является низкорожденной</text:p>
        </text:list-item>
        <text:list-item>
          <text:p text:style-name="P16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6"><text:soft-page-break/>Народ тихо фигел от нововведений и с ещё большим ожесточением продолжал делать по-своему</text:p>
        </text:list-item>
        <text:list-item>
          <text:p text:style-name="P16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6">Когда пони женятся, они обмениваются ножными браслетами</text:p>
        </text:list-item>
        <text:list-item>
          <text:p text:style-name="P166">Светилами, кроме сестёр, могут управлять единороги (группы), Дискорд, Твайлайт и Старсвирл</text:p>
        </text:list-item>
        <text:list-item>
          <text:p text:style-name="P166">Королева Кризалис — правительница Зелёной Долины</text:p>
        </text:list-item>
        <text:list-item>
          <text:p text:style-name="P166">Мать Луны и Селестии — аликорн Лорен. Мать Дискорда — Алиса (пони-человек)</text:p>
        </text:list-item>
        <text:list-item>
          <text:p text:style-name="P16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8">Искусственный интеллект. Создан Владом и Максом. Разработан для управления корпорациями.</text:p>
      <text:h text:style-name="Heading_20_3" text:outline-level="3">Норф</text:h>
      <text:p text:style-name="P11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1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8">Единорог. Холост, молод, мечтателен. Живёт в Кантерлоте. В свободное время рисует облака.</text:p>
      <text:h text:style-name="Heading_20_3" text:outline-level="3">Алекс</text:h>
      <text:p text:style-name="P128">Менеджер проектов, над одним из которых (Нексус) работает Макс.</text:p>
      <text:h text:style-name="Heading_20_3" text:outline-level="3">Ростик</text:h>
      <text:p text:style-name="P128">Лидер команды тестировщиков</text:p>
      <text:h text:style-name="Heading_20_3" text:outline-level="3">Стас</text:h>
      <text:p text:style-name="P128">Программист-новичок в команде Макса.</text:p>
      <text:h text:style-name="Heading_20_3" text:outline-level="3"><text:soft-page-break/>Рома</text:h>
      <text:p text:style-name="P128">Программист в команде UI-программистов</text:p>
      <text:h text:style-name="Heading_20_3" text:outline-level="3">Анджела</text:h>
      <text:p text:style-name="P128">Сисадмин. Флиртует с Максом.</text:p>
      <text:p text:style-name="P128"/>
      <text:h text:style-name="Heading_20_2" text:outline-level="2">Положения</text:h>
      <text:p text:style-name="P12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7"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2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10">RnD-</text:span><text:span text:style-name="T1">зоны</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8">&lt;<text:span text:style-name="T23">Добавить сцену со Стасом</text:span>&gt;</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5">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5"/>
      <text:p text:style-name="P35">Так, что тут у нас? <text:span text:style-name="T1">Т</text:span>ри последних запроса вызвали сбои в работе кластера и заставили перегрузиться один из хостов.</text:p>
      <text:p text:style-name="P35">Введём-ка парочку <text:span text:style-name="T1">общих</text:span> вопросов <text:span text:style-name="T1">для разминки</text:span>.</text:p>
      <text:p text:style-name="P35"/>
      <text:p text:style-name="P74"><text:soft-page-break/><text:span text:style-name="T10">– </text:span><text:span text:style-name="T10">Нэш, к</text:span>ак называется наш проект?</text:p>
      <text:p text:style-name="P72"><text:span text:style-name="T7">– </text:span><text:span text:style-name="T70">Дайсон.</text:span></text:p>
      <text:p text:style-name="P72"><text:span text:style-name="T7">– </text:span><text:span text:style-name="T70">Сколько тебе лет?</text:span></text:p>
      <text:p text:style-name="P72"><text:span text:style-name="T7">– </text:span><text:span text:style-name="T70">Два года с начала запуска кластера.</text:span></text:p>
      <text:p text:style-name="P72"><text:span text:style-name="T7">– </text:span><text:span text:style-name="T70">Какой сейчас год?</text:span></text:p>
      <text:p text:style-name="P72"><text:span text:style-name="T7">– </text:span><text:span text:style-name="T70">202</text:span><text:span text:style-name="T7">1</text:span><text:span text:style-name="T70">-й.</text:span></text:p>
      <text:p text:style-name="P22"/>
      <text:p text:style-name="P35">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4"/>
      <text:p text:style-name="P74"><text:span text:style-name="T1">– </text:span>Н<text:span text:style-name="T1">эш тестовая задача номер шестнадцать</text:span>. <text:span text:style-name="T1">Выполни при дефолтных настройках.</text:span></text:p>
      <text:p text:style-name="P95"><text:span text:style-name="T34">– </text:span><text:span text:style-name="T34">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5"><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5"><text:span text:style-name="T5">–</text:span><text:span text:style-name="T6"> </text:span><text:span text:style-name="T5">Нэш</text:span><text:span text:style-name="T65">, </text:span><text:span text:style-name="T5">в неко</text:span><text:span text:style-name="T5">е</text:span><text:span text:style-name="T5">м городе живёт брадобрей, который бреет всех людей, которые не бреются сами. Вопрос: кто бреет брадобрея</text:span><text:span text:style-name="T65">?</text:span></text:p>
      <text:p text:style-name="P35"/>
      <text:p text:style-name="P35">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5">Ага, уже теплее.</text:p>
      <text:p text:style-name="P35"/>
      <text:p text:style-name="P72"><text:span text:style-name="T7">– Нэш</text:span><text:span text:style-name="T70">, выдай диагностику модул</text:span><text:span text:style-name="T70">я</text:span><text:span text:style-name="T70"> </text:span><text:span text:style-name="T7">аналитики.</text:span></text:p>
      <text:p text:style-name="P35"/>
      <text:p text:style-name="P35">Йо! Видеокамеры молча наблюдают за поднятым вверх <text:span text:style-name="T1">большим пальцем</text:span>.</text:p>
      <text:p text:style-name="P35">Всё <text:span text:style-name="T1">ясно</text:span>. Версия аналитического модуля устарела и стала несовместимой с последним релизом кибермозга.</text:p>
      <text:p text:style-name="P35">Набираю номер прожект-мэнеджера.</text:p>
      <text:p text:style-name="P35"/>
      <text:p text:style-name="P35"><text:soft-page-break/><text:span text:style-name="T10">–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10">– </text:span>Окей. Спасибо, <text:span text:style-name="T1">Анон</text:span>. <text:span text:style-name="T1">Выручил.</text:span></text:p>
      <text:p text:style-name="P35"><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5"><text:span text:style-name="T1">– </text:span>Ааа, понятно. Ладно, у меня всё. <text:span text:style-name="T1">Отбой</text:span>!</text:p>
      <text:p text:style-name="P36"><text:span text:style-name="T1">– Отбой</text:span>. <text:span text:style-name="T1">Ещё раз спасибо, что помог. Жаль, что ты ушёл</text:span><text:span text:style-name="T10">.</text:span></text:p>
      <text:p text:style-name="P48"/>
      <text:p text:style-name="P103">Бип-бип-бип.</text:p>
      <text:p text:style-name="P35"><text:span text:style-name="T1">У</text:span>ходя попрощался с охранником, <text:span text:style-name="T1">увлечённо исследующим тему садо-мазо</text:span>.</text:p>
      <text:p text:style-name="P35">Всё, свободен. Хотя <text:s/><text:span text:style-name="T1">воскресенье</text:span> уже испорчен<text:span text:style-name="T1">о</text:span>.</text:p>
      <text:p text:style-name="P35"/>
      <text:p text:style-name="P130">***</text:p>
      <text:p text:style-name="P130"/>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2">Объяснить сдвиг во времени в час между смертью кимеринна в Эквестрии и появлении его на Терре</text:span>&gt;</text:p>
      <text:p text:style-name="P3"><text:soft-page-break/>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3">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3">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5">Музыка быстрая, тревожная, надорваная и печальная (Pet Shop Boys “So Hard” ?)</text:p>
      <text:p text:style-name="P27"/>
      <text:p text:style-name="P84"><text:span text:style-name="T10">&lt;</text:span><text:span text:style-name="T1">Описание полёта через Эогипп. Удивлённый взгляд Анакорна</text:span><text:span text:style-name="T10">&gt;</text:span></text:p>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7"><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text:span text:style-name="T2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0">3. </text:span>Кантерлот</text:h>
      <text:p text:style-name="P76">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7546113092598151269" text:style-name="L4">
        <text:list-item>
          <text:p text:style-name="P16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42"><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10">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3">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3"><text:soft-page-break/>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7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 </text:p>
      <text:p text:style-name="P7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3"><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0">4. </text:span>Библиотека</text:h>
      <text:p text:style-name="P16">&lt;<text:span text:style-name="T60">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11">–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9">Селестия нахмурилась и угрожающе подняла крылья.</text:p>
      <text:p text:style-name="P49"><text:span text:style-name="T10">– </text:span>Не забывай, человек, я — могущественный маг и правитель Эквестрии. Ко мне нужно относиться с должным уважением!</text:p>
      <text:p text:style-name="P49"><text:span text:style-name="T10">– </text:span>А то что? Превратишь в жабу? Сошлёшь на Луну? Убьёшь нахер?</text:p>
      <text:p text:style-name="P49"><text:soft-page-break/>Аликорница сникла. Уши её опустились.</text:p>
      <text:p text:style-name="P49"><text:span text:style-name="T10">– </text:span>Макс, не надо... Ты же знаешь, я этого не сделаю.</text:p>
      <text:p text:style-name="P49"><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9"><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49"><text:span text:style-name="T10">Аликорница уселась н</text:span>а пол <text:span text:style-name="T10">и прижала копыто к груди.</text:span></text:p>
      <text:p text:style-name="P39">– Да будет так! Сим заявляю, что отныне и впредь буду общаться с тобой на равных, человек Мак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49"><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0">– </text:span>Вот, читай отсюда. <text:span text:style-name="T10">– а</text:span>ликорница подчеркнула абзац копытом.</text:p>
      <text:p text:style-name="P49"/>
      <text:p text:style-name="P50">***</text:p>
      <text:p text:style-name="P50"/>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lt;<text:span text:style-name="T22">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text:span text:style-name="T1">Дискордовы</text:span> яйца! Они нашли меня!</text:p>
      <text:p text:style-name="P39"><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9">– <text:s/><text:span text:style-name="T1">Я</text:span>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39">–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9"><text:span text:style-name="T1">– Занавес. </text:span>– <text:s/><text:span text:style-name="T1">подытожил я.</text:span></text:p>
      <text:p text:style-name="P39"/>
      <text:h text:style-name="P158" text:outline-level="2"><text:span text:style-name="T10">5. </text:span>Индиго</text:h>
      <text:p text:style-name="P39"/>
      <text:p text:style-name="P39">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анешн! Скажи ей, что у меня сегодня день рождения, и я здоровски обиде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 </text:p>
      <text:p text:style-name="P49"/>
      <text:p text:style-name="P50">***</text:p>
      <text:p text:style-name="P49">&lt;<text:span text:style-name="T60">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9">&lt;<text:span text:style-name="T23">Селестия достаёт из потайной щели свиток с мыслями Селестии</text:span><text:span text:style-name="T22">`<text:tab/>`</text:span>&gt;</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text:soft-page-break/>– А Дискорд? Он, вроде, не моложе вас.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9"/>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9"/>
      <text:p text:style-name="P49">Селестия со вздохом захлопнула книгу.</text:p>
      <text:p text:style-name="P49">–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text:soft-page-break/></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 Вроде да. Хотя, по-моему, дело уже не в муравьях.</text:p>
      <text:p text:style-name="P49">– По-моему, тоже. – рассмеялась аликорница. – Продолжай...</text:p>
      <text:p text:style-name="P49"/>
      <text:h text:style-name="P157" text:outline-level="2">6. Стыд</text:h>
      <text:p text:style-name="P49"/>
      <text:p text:style-name="P59">~~~ Завтра на семь в библиотеке ~~~</text:p>
      <text:p text:style-name="P59"/>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text:soft-page-break/>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text:span text:style-name="T76">Стирание</text:span>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62">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52">&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0">— умение делегировать полномочия. Вечером того же дня я села за письменный стол.</text:span></text:p>
      <text:p text:style-name="P39">“<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0">—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 Если хочешь.</text:p>
      <text:p text:style-name="P49"><text:soft-page-break/>– Хорошо. До встречи, Селли.</text:p>
      <text:p text:style-name="P49">– До встречи, Макс.</text:p>
      <text:p text:style-name="P49"/>
      <text:h text:style-name="Heading_20_2" text:outline-level="2"><text:span text:style-name="T1">8</text:span>. (40*<text:span text:style-name="T10">ctg(Pi/4)-6)/(ln(e)-sin(0))</text:span></text:h>
      <text:p text:style-name="P79">Mark Knopfler — Hill Farmers Blues — или на следующую главу (прощание)</text:p>
      <text:p text:style-name="P49"/>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59"><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9">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9">…</text:p>
      <text:p text:style-name="P39"/>
      <text:p text:style-name="P49">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6">— вся архитектура явно </text:span><text:span text:style-name="T35">была </text:span><text:span text:style-name="T46">заточена под крылатых. Таких, для которых приземлиться на балкон в тронном зале или уйти через портик на крыше</text:span><text:span text:style-name="T64"> </text:span><text:span text:style-name="T46">—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text:span><text:span text:style-name="T35">упором в виде </text:span><text:span text:style-name="T46">голов</text:span><text:span text:style-name="T35">ы</text:span><text:span text:style-name="T4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6"> </text:span><text:span text:style-name="T35">Его центр занимал высокий </text:span><text:span text:style-name="T46">кругл</text:span><text:span text:style-name="T35">ый</text:span><text:span text:style-name="T46"> </text:span><text:span text:style-name="T35">футон</text:span><text:span text:style-name="T46"> </text:span><text:span text:style-name="T35">с</text:span><text:span text:style-name="T46"> велик</text:span><text:span text:style-name="T35">им</text:span><text:span text:style-name="T46"> множество</text:span><text:span text:style-name="T35">м</text:span><text:span text:style-name="T46"> подушек. Среди них я с удивлением заметил плюшевую единорожку </text:span><text:span text:style-name="T35">фиолетового</text:span><text:span text:style-name="T46">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9">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9"><text:soft-page-break/>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39"><text:span text:style-name="T1">–</text:span> Мы же договорились! <text:span text:style-name="T1">Селли</text:span>!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text:span text:style-name="T1">Селестия</text:span>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pan text:style-name="T1">–</text:span> Ты чего??? <text:span text:style-name="T1">–</text:span> я непонимающе уставился на аликорницу.</text:p>
      <text:p text:style-name="P39"><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text:span text:style-name="T1">Селестии</text:span> скрылся за дверью.</text:p>
      <text:p text:style-name="P3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9"><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Селестия. <text:span text:style-name="T10">– С</text:span>пасибо, мнет хоть инвалидное кресло не пририсовали!</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text:span text:style-name="T1">Селестии</text:span>.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7"><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7"><text:span text:style-name="T10">–</text:span> А водку у вас принято пить?</text:p>
      <text:p text:style-name="P37"><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49"><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0">– Это ты называешь “дружбой”? – с </text:span>улыбкой хмыкнул<text:span text:style-name="T10"> я. – </text:span>Мне нравится твоё чувство юмора.</text:p>
      <text:p text:style-name="P49">Аликорница нахмурилась.</text:p>
      <text:p text:style-name="P49"><text:span text:style-name="T10">–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49">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9">Слёзы злости душили меня, но я сдержался.</text:p>
      <text:p text:style-name="P39">– Охренеть. – сказал я холодно. – А я прям напрашивался!</text:p>
      <text:p text:style-name="P39">Одиночество, отступившее перед мягким, но настойчивым натиском аликорницы в последние <text:span text:style-name="T1">дни</text:span>, снова сковало душу стужей.</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39">–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50">***</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6">–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6">–</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6">– </text:span><text:span text:style-name="T51">А из Пинто Крика уже месяц нет новостей...</text:span></text:p>
      <text:p text:style-name="P3"><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3"><text:span text:style-name="T51">– </text:span>“<text:span text:style-name="T1">Что я могу сделать, чтобы вернуть всё назад?</text:span>”</text:p>
      <text:p text:style-name="P13"><text:span text:style-name="T51">– </text:span><text:span text:style-name="T35">Так и сказала?</text:span></text:p>
      <text:p text:style-name="P1"><text:span text:style-name="T46">–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51">– </text:span><text:span text:style-name="T35">Что бы это значило, Флер?</text:span></text:p>
      <text:p text:style-name="P13"><text:span text:style-name="T51">–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38">– Привет, Селестия. – подчёркнуто нейтрально обратился я. – Как дела?</text:p>
      <text:p text:style-name="P38">– Привет… Макс. <text:s/>Не очень, мягко говоря.</text:p>
      <text:p text:style-name="P37"><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38">–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38">–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3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8">Я сделал вид, что не заметил полунамёка в последнем предложении. Выяснять отношения и мириться мне не хотелось.</text:p>
      <text:p text:style-name="P38">– Порадовать, к сожалению, нечем. Твой приятель, Норфолк Каррус, исчез. Судя по всему, во сне.</text:p>
      <text:p text:style-name="P38">– И Норф? О-о-о, нет!</text:p>
      <text:p text:style-name="P38">Селестия в отчаянии села на пол, прижав копыто к виску и опустошенно качая головой.</text:p>
      <text:p text:style-name="P3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8">Аликорница подняла голову и <text:span text:style-name="T1">удручённо</text:span> посмотрела на меня.</text:p>
      <text:p text:style-name="P3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8">– Может, спросишь Луну, куда деваются пони? Сон по её части.</text:p>
      <text:p text:style-name="P37"><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39">– Ну ок. Тогда она обрадуется следующей новости: я ухожу.</text:p>
      <text:p text:style-name="P39"><text:soft-page-break/>Селестия еле заметно дрогнула ушами. Она отвернулась и молча смотрела в окно, не выказывая эмоций.</text:p>
      <text:p text:style-name="P39">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9">– А в мешочке что?</text:p>
      <text:p text:style-name="P3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9">Я хотел было оскорбиться такой опекой со стороны аликорницы, но, глянув в её глаза, передумал.</text:p>
      <text:p text:style-name="P39">– Твоё высочество<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39"/>
      <text:p text:style-name="P1"><text:span text:style-name="T47">&lt;</text:span><text:span text:style-name="T67">Mark Knopfler - </text:span><text:span text:style-name="T66">Hill Farmer's Blues</text:span><text:span text:style-name="T47">&gt;</text:span></text:p>
      <text:p text:style-name="P41">***</text:p>
      <text:p text:style-name="P39"/>
      <text:p text:style-name="P4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5">–<text:span text:style-name="T1"> Но магия есть и сейчас, мам!</text:span></text:p>
      <text:p text:style-name="P45"><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5"><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text:span text:style-name="T10">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76">мино</text:span>тавра?</text:p>
      <text:p text:style-name="P59">– <text:s/>Тебя забрать я ему не дам. А в дядю не тыкай копытом, это невежливо! Спи уже, моя маленькая!</text:p>
      <text:p text:style-name="P59"><text:soft-page-break/>– Поцелуй меня на ночь, мам!</text:p>
      <text:p text:style-name="P59">– Конечно, моя хорошая...</text:p>
      <text:p text:style-name="P59"/>
      <text:p text:style-name="P39">Вагоны убаюкивающе перестукивались по рельсам, унося меня прочь от Кантерлота. Я перевернулся на другой бок и провалился в сон.</text:p>
      <text:p text:style-name="P80">&lt;https://www.youtube.com/watch?v=Py9SDdYGFrQ&gt;</text:p>
      <text:h text:style-name="Heading_20_2" text:outline-level="2">10. Понивилль</text:h>
      <text:p text:style-name="P39"/>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9">–<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6">–</text:span><text:span text:style-name="T35">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9">– Ты что, как-тя-там, впервые на базаре? Так таращишься по сторонам, как будто морковку с картохой впервые в жизни увидел.</text:p>
      <text:p text:style-name="P3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9">Я перегнулся через прилавок, стараясь рассмотреть кьютимарку кобылки. </text:p>
      <text:p text:style-name="P3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9">Так и есть! На крупе кобылки красовались три яблока. Вот только, блин, как её звали-то?</text:p>
      <text:p text:style-name="P39">– <text:s/>Прошу прощения, Аппл... Эппл... Эпплхэт?</text:p>
      <text:p text:style-name="P39">– Ща залеплю оплеуху. – мрачно процедила пони. – Мало того, что таращится, как василиск, так ещё и издевается!</text:p>
      <text:p text:style-name="P39">– Да ладно тебе, Эй-Джей! Вполне милое имя. – хихикнул дракончик с кукурузой, проходя мимо.</text:p>
      <text:p text:style-name="P39">Ага, вот!</text:p>
      <text:p text:style-name="P39">– Извините меня пожалуйста, Эй-Джей, просто мне показалось, что вы напоминаете одну мою знакомую.</text:p>
      <text:p text:style-name="P39">– Эй-Джей я для друзей! – сварливо заметила поняха, – А для всех остальных — тебя тоже! — Эпплджек.</text:p>
      <text:p text:style-name="P39">Блин, опять облажался. Как-то хреново начинается знакомство с Понивиллем.</text:p>
      <text:p text:style-name="P39">– Понял. А меня зовут Макс. Приятно было познакомиться, Эпплджек.</text:p>
      <text:p text:style-name="P39">Я повернулся было уходить.</text:p>
      <text:p text:style-name="P39">– Э-э-э… Макс?</text:p>
      <text:p text:style-name="P39">– Да? – я повернулся обратно.</text:p>
      <text:p text:style-name="P39">Поняха водила копытом по прилавку. Надвинутая на лоб шляпа скрывала выражение мордочки. </text:p>
      <text:p text:style-name="P3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9">Я вернулся к прилавку.</text:p>
      <text:p text:style-name="P3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9">– Сколько стоят вот эти? – указал я на пирамидку красных яблок размером с <text:span text:style-name="T1">четверть</text:span> арбуза каждое.</text:p>
      <text:p text:style-name="P39">– Ред <text:span text:style-name="T1">Гала</text:span>? Две серебряшки.</text:p>
      <text:p text:style-name="P39">– Куча?</text:p>
      <text:p text:style-name="P39"><text:soft-page-break/>– Ну ты даёшь! – хмыкнула Эпплджек. – Даже не смешно.</text:p>
      <text:p text:style-name="P39">– Неужели штука?</text:p>
      <text:p text:style-name="P39">Поня<text:span text:style-name="T1">х</text:span>а выпрыгнула из-за прилавка и смерила меня долгим взглядом.</text:p>
      <text:p text:style-name="P3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9">Я улыбнулся и кивнул в ответ. Ситуация начала выправляться.</text:p>
      <text:p text:style-name="P39">–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9">– А сколько стоит вот это? – указал я на небольшую прикрытую от солнца мешковиной баночку с содержимым удивительной радужной расцветки.</text:p>
      <text:p text:style-name="P3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9">Поняшка набрала ложечку джема и предложила мне. </text:p>
      <text:p text:style-name="P3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9">– Это просто восхитительно! Чудесно! Никогда такого не пробовал! И даже представить не мог, что такая вкуснотень существует!</text:p>
      <text:p text:style-name="P39">Эпплджек просто расцвела от моих дифирамбов.</text:p>
      <text:p text:style-name="P39">– Тебе, сахарок, как гостю города, сделаю скидку. Забирай за шестьдесят. Раньше меньше чем золотой не отдавала.</text:p>
      <text:p text:style-name="P39">Расплачиваясь, я спросил:</text:p>
      <text:p text:style-name="P39">– Ты, случаем, не знаешь, как пройти к городской библиотеке?</text:p>
      <text:p text:style-name="P39">Эпплджек, вскинув копыто ко лбу, запричитала:</text:p>
      <text:p text:style-name="P39">–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9">Тут Эпплджек прервалась и что есть силы замахала кому-то:</text:p>
      <text:p text:style-name="P39">– Рэр! Эй! Рэр! Давай к нам!</text:p>
      <text:p text:style-name="P3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9"><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9">– Эпплджек! Сколько можно повторять: модельер, а не рукодельница! Проведу, конечно. – устало произнесла Рэрити.</text:p>
      <text:p text:style-name="P39">– А какая разница? – беспечно махнула копытом Эпплджек, не обращая внимание на нахмурившуюся единорожку. – Шмотки — они и в Эппллузе шмотки.</text:p>
      <text:p text:style-name="P39">– Разница, как если бы тебя вместо огородницы назвали… ммм… <text:s/>реднеком. Пойдёмте, Макс.</text:p>
      <text:p text:style-name="P3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9">– Огородница!.. Ишь, чего выдумала! По мне, так уж лучше “реднек”, чем “огородница”! – слышалось бурчание Эпплджек нам вдогонку.</text:p>
      <text:p text:style-name="P39">Единорожка с серьёзным видом завела меня за угол и только после этого звонко расхохоталась.</text:p>
      <text:p text:style-name="P39">– Я думал, вы друзья. – заметил я.</text:p>
      <text:p text:style-name="P3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9">– Буду только рад. Сам бы предложил, да не успел.</text:p>
      <text:p text:style-name="P3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9">– Не сомневаюсь. Мы в конце-концов неплохо поладили и она даже сделала мне скидку на вольт-яблочн<text:span text:style-name="T1">ый</text:span> джем.</text:p>
      <text:p text:style-name="P39">– А почём продала, если не секрет?</text:p>
      <text:p text:style-name="P39">– За шестьдесят бит.</text:p>
      <text:p text:style-name="P3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9">Единорожка чуть не подпрыгивала от любопытства. Заметив мою отвалившуюся челюсть, она вновь рассмеялась.</text:p>
      <text:p text:style-name="P3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9">–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9">– От недосыпа. – перебил я Рэрити. – Красные от недосыпа глаза я не спутаю ни с чем. Сам такие двадцать лет наблюдал в зеркале.</text:p>
      <text:p text:style-name="P3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9">Мы остановились перед деревом.</text:p>
      <text:p text:style-name="P39">Даже не так. </text:p>
      <text:p text:style-name="P39">Мы остановились перед ДЕРЕВОМ!</text:p>
      <text:p text:style-name="P3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9">–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9">Единорожка удалилась, оставив <text:span text:style-name="T1">после себя лёгкий запах жасмина.</text:span></text:p>
      <text:p text:style-name="P39"><text:soft-page-break/></text:p>
      <text:h text:style-name="Heading_20_2" text:outline-level="2">11. Библиотека Золотого Дуба</text:h>
      <text:p text:style-name="P39"/>
      <text:p text:style-name="P39">– Э-э-э… Добрый день?</text:p>
      <text:p text:style-name="P3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3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9">Йопт! Ещё один Шерлок Холмс на мою голову!</text:p>
      <text:p text:style-name="P39">–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6">исчезновений уже год. Почту за честь работать </text:span><text:span text:style-name="T35">под твоим руководством</text:span><text:span text:style-name="T46">. Подожди немного, я </text:span><text:span text:style-name="T35">от</text:span><text:span text:style-name="T46">систематизирую нужную информацию и расскажу тебе, насколько далеко смогла продвинуться.</text:span></text:p>
      <text:p text:style-name="P37">“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9">Твайлайт аж затопала на месте.</text:p>
      <text:p text:style-name="P3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9">...</text:p>
      <text:p text:style-name="P39">– И оборудовать подвал библиотеки бронекапсулой для безопасных испытаний!</text:p>
      <text:p text:style-name="P39"><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9">–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0">***</text:p>
      <text:p text:style-name="P39"/>
      <text:p text:style-name="P131"><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49"><text:span text:style-name="T10">– Вот ещё! </text:span>– возмутился дракончик. – Никогда на такое не соглашусь!</text:p>
      <text:p text:style-name="P49"><text:soft-page-break/>–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39"/>
      <text:p text:style-name="P3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9">Со слов Луны, оболочка реальности истончилась и начала прорываться. И первой она начала рваться во снах, где она и так тонка.</text:p>
      <text:p text:style-name="P39">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49">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6">&lt;Seal — Amazing <text:span text:style-name="T1">(T</text:span><text:span text:style-name="T10">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7">»</text:span></text:p>
      <text:p text:style-name="P11">Я остановилась перед дверью. Четыре ярда брони отделяли меня от Эквестрии. Четыре ярда и двадцать пять лет.</text:p>
      <text:p text:style-name="P20"><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2">***</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3">—</text:span><text:span text:style-name="T14"> </text:span><text:span text:style-name="T70">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9">d.notive — Talking Flight</text:span>&gt;</text:p>
      <text:p text:style-name="P59">Дата: 12.04.1003 А.С.</text:p>
      <text:p text:style-name="P59">Эксперимент: заклинание Воплощения Индрэ</text:p>
      <text:p text:style-name="P59">Испытуемая: Рэрити</text:p>
      <text:p text:style-name="P59"><text:soft-page-break/>Синопсис: запись сна со слов испытуемой</text:p>
      <text:p text:style-name="P59">Замечания: замечаний нет</text:p>
      <text:p text:style-name="P59"/>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50">чёрный экран?</text:span></text:p>
      <text:p text:style-name="P46"/>
      <text:p text:style-name="P50">***</text:p>
      <text:p text:style-name="P49"/>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1003 А.С.</text:p>
      <text:p text:style-name="P59">Эксперимент: заклинание Воплощения Индрэ</text:p>
      <text:p text:style-name="P59"><text:soft-page-break/>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0">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3"/>
      <text:h text:style-name="Heading_20_2" text:outline-level="2">12. День сурка</text:h>
      <text:p text:style-name="P13">&lt;<text:span text:style-name="T6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6">—</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39">– Эээ! Это что же получается? Выходит, зря я яблоки <text:span text:style-name="T1">притащила</text:span>? Нам же не сидр нужен?</text:p>
      <text:p text:style-name="P3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6"> </text:span><text:span text:style-name="T35">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6">– Я </text:span><text:span text:style-name="T51">всегда буду оставаться в тени. </text:span><text:span text:style-name="T46">– </text:span><text:span text:style-name="T51">хлюпала единорожка. </text:span><text:span text:style-name="T46">–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0">– </text:span>Ты?!</text:p>
      <text:p text:style-name="P100"><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0"><text:span text:style-name="T10">– М</text:span>ожет тогда, ты скажешь, что в нём пошло не так и почему к вам попал я, а не сверхаликорн?</text:p>
      <text:p text:style-name="P100"><text:span text:style-name="T10">– </text:span>Не скажу. Заклинания Стар Свирла Бородатого обычно если срабатывают, то без ошибок.</text:p>
      <text:p text:style-name="P49"><text:span text:style-name="T10">– Если </text:span>только <text:span text:style-name="T10">их правильно вызывают. – </text:span>пробурчал Спайк, возвращаясь в корзинку.</text:p>
      <text:p text:style-name="P37"><text:span text:style-name="T10">–</text:span> <text:span text:style-name="T1">Эмм. </text:span>Что он имел ввиду?</text:p>
      <text:p text:style-name="P37"><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37"><text:span text:style-name="T10">– </text:span><text:span text:style-name="T1">Да, завершилось всё препаршиво. Принцесса Луна сказала, лучше бы её обратно на Луну закинули.</text:span></text:p>
      <text:p text:style-name="P37"><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37"><text:span text:style-name="T10">– </text:span><text:span text:style-name="T1">Хм. Нет.</text:span></text:p>
      <text:p text:style-name="P37"><text:span text:style-name="T10">– </text:span><text:span text:style-name="T1">А друзья?</text:span></text:p>
      <text:p text:style-name="P37"><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5">.</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31">Чужестранец-примат разбил сердце нашей обожаемой Селестии! Двор в отчаянии </text:span><text:span text:style-name="T13">—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0">– </text:span>Привет, Эй-Джей! У тебя проблемы?</text:p>
      <text:p text:style-name="P49"><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0">–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0">–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0">– Г</text:span>отово. Принимай работу, хозяйка!</text:p>
      <text:p text:style-name="P49">Эпплджек стиснула меня в сокрушающих объятиях.</text:p>
      <text:p text:style-name="P49"><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0">–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0">–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70">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70">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0">– </text:span>Свободно? <text:span text:style-name="T10">– </text:span>спросил я у единственной пони, сидящей за столиком.</text:p>
      <text:p text:style-name="P49"><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9"><text:span text:style-name="T10">– <text:s/></text:span>Пирог с грибами, яишницу и чизкейк<text:span text:style-name="T10"> – </text:span>сообщил я подошедшей официантке.</text:p>
      <text:p text:style-name="P49"><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49"><text:span text:style-name="T10">–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0">– </text:span>Вы, наверное, ждёте кого-то?</text:p>
      <text:p text:style-name="P51"><text:span text:style-name="T10">– </text:span>Неа.</text:p>
      <text:p text:style-name="P51"><text:span text:style-name="T10">– </text:span>Просто обедаете?</text:p>
      <text:p text:style-name="P51"><text:span text:style-name="T10">– </text:span>Неа.</text:p>
      <text:p text:style-name="P51"><text:span text:style-name="T10">– </text:span>Просто сидите и мрачно смотрите на меня?</text:p>
      <text:p text:style-name="P51"><text:span text:style-name="T10">– </text:span>Неа.</text:p>
      <text:p text:style-name="P51">Хм, а эта пони не из разговорчивых. Ну ладно.</text:p>
      <text:p text:style-name="P51"><text:span text:style-name="T10">– </text:span>А что же вы делаете?</text:p>
      <text:p text:style-name="P51"><text:span text:style-name="T10">– </text:span>Веселюсь. <text:span text:style-name="T10">– </text:span>мрачно заявила пони.</text:p>
      <text:p text:style-name="P51"><text:span text:style-name="T10">– </text:span>Если я вас достал, то так и скажите. Извините.</text:p>
      <text:p text:style-name="P51"><text:soft-page-break/>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0">– </text:span>Привет, Макс!</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0">– </text:span>Мы с вами раньше встречались?</text:p>
      <text:p text:style-name="P51"><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0">– </text:span>Оставь, Салвер.<text:span text:style-name="T10"> </text:span>Ему за счёт заведения.</text:p>
      <text:p text:style-name="P49"><text:span text:style-name="T10">– </text:span>Ясно, мисс Пинки. <text:span text:style-name="T10">– </text:span>официантка кивнула и ушла.</text:p>
      <text:p text:style-name="P49"><text:span text:style-name="T10">– Ч</text:span>его-о-о?<text:span text:style-name="T10"> </text:span>Так это твой бар?</text:p>
      <text:p text:style-name="P49"><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49"><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0">– </text:span>У меня есть идея получше. <text:span text:style-name="T10">– </text:span>на свет показалась фляга Большого Макинтоша.</text:p>
      <text:p text:style-name="P49"><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0">– </text:span>Починил телегу. Только молчок про самогон, раз уж ты в курсе. <text:span text:style-name="T10">– </text:span>я разлил сидр по чашкам.</text:p>
      <text:p text:style-name="P49"><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0">–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oft-page-break/><text:span text:style-name="T10">– У </text:span>тебя такая смешная мордочка! <text:span text:style-name="T10">– </text:span>захихикали Пинки, покачиваясь. <text:span text:style-name="T10">– </text:span>Как будто ты <text:span text:style-name="T70">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0">– </text:span>Эммм... Скажи-ка мне, мой друг П-п-пинки... Легенда про фаэри <text:span text:style-name="T14">— </text:span><text:span text:style-name="T70">эт правда?</text:span></text:p>
      <text:p text:style-name="P49"><text:span text:style-name="T14">– </text:span><text:span text:style-name="T70">Какая из? Их много, вообще-то. Ик!</text:span></text:p>
      <text:p text:style-name="P49"><text:span text:style-name="T14">– </text:span><text:span text:style-name="T70">Про принцесс. Про то, что они фаэри, спустившиеся с неба во плоти, чтоб помогать пони управлять Эквестрией?</text:span></text:p>
      <text:p text:style-name="P49"><text:span text:style-name="T14">– </text:span><text:span text:style-name="T70">Макс, </text:span><text:span text:style-name="T14">– </text:span><text:span text:style-name="T70">захихикала Пинки, взъерошив копытами розовые кудряшки и попытавшись соорудить из них бороду, </text:span><text:span text:style-name="T14">–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9"><text:span text:style-name="T14">–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4">– </text:span><text:span text:style-name="T70">Ты что-о-о! Нельзя любить фаэри! Она похитит твоё сердце, и ты будешь искать её, пока не... </text:span><text:span text:style-name="T14">– </text:span><text:span text:style-name="T70">Пинки погрузилась в так и не съеденный салат «по-Кантерлотски» и захрапела.</text:span></text:p>
      <text:p text:style-name="P49"><text:span text:style-name="T14">– </text:span><text:span text:style-name="T70">Пока не умру?</text:span></text:p>
      <text:p text:style-name="P49"><text:span text:style-name="T14">– </text:span><text:span text:style-name="T70">Нет, глупенький, </text:span><text:span text:style-name="T14">– </text:span><text:span text:style-name="T70">пробулькала Пинки из миски. </text:span><text:span text:style-name="T14">– </text:span><text:span text:style-name="T70">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2"><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2"><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2"><text:span text:style-name="T10">– </text:span>У нас?</text:p>
      <text:p text:style-name="P52"><text:soft-page-break/>Пинки молча поддела меня носом и с неожиданной<text:tab/>для такой маленькой кобылки силой буквально закинула меня себе на спин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10">– </text:span>Стооой! <text:span text:style-name="T10">– </text:span>заорал я. <text:span text:style-name="T10">– </text:span>Выпрыгивай из бочки!!!</text:p>
      <text:p text:style-name="P52">Кобылка-пилот улыбнулась и постукала копытцем по шлему, показывая, что не слышит меня.</text:p>
      <text:p text:style-name="P52"><text:span text:style-name="T10">– </text:span>Выпрыгивааа... <text:span text:style-name="T10">–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0">– </text:span>Смотри, вот те и ответ на вопрос, куда деваются пони!</text:p>
      <text:p text:style-name="P52"><text:span text:style-name="T10">– </text:span>Где? <text:span text:style-name="T10">– </text:span>единорожка начала оглядываться.</text:p>
      <text:p text:style-name="P52"><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2"><text:span text:style-name="T10">– </text:span>И что? Я всё равно не пойму, куда пони деваются? И куда пропала Скуталу?</text:p>
      <text:p text:style-name="P52"><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1"><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0">P.S. Н</text:span>е гневите мироздание воровством! <text:span text:style-name="T31">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1"/>
      <text:p text:style-name="P4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5"/>
      <text:p text:style-name="P45">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3. Мэйнхэттен</text:h>
      <text:p text:style-name="P82">ZZ Top – Gimme all your lovin</text:p>
      <text:p text:style-name="P82">Mothley Crue – Kick Start My Heart</text:p>
      <text:p text:style-name="P52"><text:soft-page-break/><text:span text:style-name="T10">–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0">–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2"><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2"><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10">– </text:span>Это неправильно! <text:span text:style-name="T10">– </text:span>заявила Рэйнбоу Дэш, отвернувшись от окна.</text:p>
      <text:p text:style-name="P52"><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2"><text:span text:style-name="T10">– </text:span>Да я не про то! <text:span text:style-name="T10">– </text:span>отмахнулась пегаска. <text:span text:style-name="T10">– </text:span>Посмотри на поле.</text:p>
      <text:p text:style-name="P52"><text:span text:style-name="T10">– </text:span>И что? Поле как поле.</text:p>
      <text:p text:style-name="P52"><text:span text:style-name="T10">– </text:span>Оно не убрано. <text:span text:style-name="T10">– </text:span>мрачно ответила пегаска. <text:span text:style-name="T10">–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0">– </text:span>У самого посёлка поля убраны. Наверняка дойдёт дело и до остальных.</text:p>
      <text:p text:style-name="P52"><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10">– </text:span>Спасибо, но от пинкиных плюшек у меня фланки округляются.</text:p>
      <text:p text:style-name="P52"><text:span text:style-name="T10">– </text:span>Да ладно тебе, Рэйнбоу Дэш! От одной не округлятся.</text:p>
      <text:p text:style-name="P52"><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0"> </text:span>Как будто…</text:p>
      <text:p text:style-name="P52"><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0">– </text:span>Они паслись… Ты можешь себе представить? Макс!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0">–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0">– </text:span>Леди и джентльпони! Просьба не паниковать! Поезд дальше не идёт: впереди провал! <text:span text:style-name="T10">– </text:span>крикнул проводник.</text:p>
      <text:p text:style-name="P52"><text:span text:style-name="T10">– </text:span>Какой ещё, в дышло, провал? Я проезжал тут два дня назад!</text:p>
      <text:p text:style-name="P52"><text:span text:style-name="T10">– </text:span>Безобразие! Верните мне деньги за билет!</text:p>
      <text:p text:style-name="P52"><text:span text:style-name="T10">– </text:span>Как вы смеете! Я опоздаю в порт! <text:s/><text:span text:style-name="T10">–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0">– </text:span>Дэш, нам надо на ту сторону.</text:p>
      <text:p text:style-name="P52"><text:span text:style-name="T10">– </text:span>Нет проблем. Я могу тебя перенести.</text:p>
      <text:p text:style-name="P52">Я с сомнением посмотрел на пегаску. Дэш в холке была мне по пояс.</text:p>
      <text:p text:style-name="P52"><text:span text:style-name="T10">– </text:span>Ты точно в этом уверена?</text:p>
      <text:p text:style-name="P52"><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2">Мля.</text:p>
      <text:p text:style-name="P52"><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text:p>
      <text:p text:style-name="P52"><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0">– </text:span>Я чувствую, что только что упустил отличную возможность отлить на вселенную!</text:p>
      <text:p text:style-name="P52"><text:soft-page-break/></text:p>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52"><text:span text:style-name="T10">– </text:span>Удостоверение личности предъявлять? <text:span text:style-name="T10">– </text:span>осведомился я.</text:p>
      <text:p text:style-name="P52"><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2">Дэш, ни слова не говоря, прислонила ухо к двери.</text:p>
      <text:p text:style-name="P52"><text:span text:style-name="T10">– </text:span>Будешь смеяться, но именно этим он и занят. Вызывает полицию по телефону. <text:span text:style-name="T10">– </text:span>сообщила пегаска.</text:p>
      <text:p text:style-name="P52"><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0">– </text:span>Сколько у нас времени?</text:p>
      <text:p text:style-name="P52">Дэш почесала в затылке.</text:p>
      <text:p text:style-name="P52"><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0">–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52">Снаружи послышался вой сирены и цокот множества копыт.</text:p>
      <text:p text:style-name="P52"><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0">– </text:span>Это твои двадцать минут? <text:span text:style-name="T10">– </text:span>возмутился я. <text:span text:style-name="T10">– </text:span>Да ещё и десяти не прошло!</text:p>
      <text:p text:style-name="P52">Дэш вымучено скривилась.</text:p>
      <text:p text:style-name="P52"><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2">Я разбил топором стеклянные дверцы прибора и вытащил рубины.</text:p>
      <text:p text:style-name="P52"><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10">– </text:span>Ну уж фигушки. Я тебя тут не оставлю.</text:p>
      <text:p text:style-name="P52"><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0">– Н</text:span>е тупи! <text:span text:style-name="T10">– </text:span>упрямо мотнула головой пегаска. <text:span text:style-name="T10">–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oft-page-break/><text:span text:style-name="T10">– </text:span>Быстро за мной! <text:span text:style-name="T10">–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0">– Ю-</text:span>хууу<text:span text:style-name="T10">!!!</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0">–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0">– </text:span>Макс, подвинься!</text:p>
      <text:p text:style-name="P52">Пегаска оттеснила меня крупом и повернулась к двери задом.</text:p>
      <text:p text:style-name="P52"><text:span text:style-name="T10">–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0">– </text:span>Ты чего на меня так уставился? <text:span text:style-name="T10">– </text:span>подозрительно спросила пегаска.</text:p>
      <text:p text:style-name="P52"><text:span text:style-name="T10">– </text:span>Да так… Не ожидал, что ты такая…</text:p>
      <text:p text:style-name="P52"><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0">– </text:span>Ты! Не! По! Нял! Те! Бе! Не! Льзя! Тут! Ос! Та! ВАТЬСЯ!!! <text:span text:style-name="T10">–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oft-page-break/><text:span text:style-name="T10">–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0">–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0">–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0">– </text:span>Так-так, посмотрим, что тут у нас. Ага. Гм. Это наверняка тот монстр-примат,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10">– </text:span>А это у нас кто? Гмм. Пегаска. Вот так раз! Рэйнбоу Дэш! Какими судьбами?</text:p>
      <text:p text:style-name="P52"><text:span text:style-name="T10">– </text:span>ТРИКСИ! <text:span text:style-name="T10">– <text:s/></text:span>фейсхуфнула Дэш. <text:span text:style-name="T10">– </text:span>Во имя Селестии, ЧТО ты тут делаешь?!!</text:p>
      <text:p text:style-name="P52"><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2"><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2"><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0">– </text:span>Ей ведь нельзя рассказывать, да?</text:p>
      <text:p text:style-name="P52"><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10">– </text:span>ОГО!</text:p>
      <text:p text:style-name="P52">Единорожка аж уселась на крыльцо от удивления.</text:p>
      <text:p text:style-name="P52"><text:span text:style-name="T10">–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0">– </text:span>Мы приняли решение не выдавать вас полиции в обмен на то, что вы расскажете нам о вашей секретной миссии!</text:p>
      <text:p text:style-name="P52"><text:span text:style-name="T10">– </text:span>Не пойдёт! <text:span text:style-name="T10">– </text:span>заявил я. <text:span text:style-name="T10">– </text:span>Я уже сказал, что это тайна. Мне добавить нечего.</text:p>
      <text:p text:style-name="P52"><text:span text:style-name="T10">– </text:span>Да неужели? <text:span text:style-name="T10">– </text:span>захлопала ресницами Трикси. <text:span text:style-name="T10">–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42"/>
      <text:p text:style-name="P52"><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2"><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0">– </text:span>Стой! Что ты там сказала о Селестии?</text:p>
      <text:p text:style-name="P52">Трикси молча левитировала мне газеты с трюмо.</text:p>
      <text:p text:style-name="P52">…</text:p>
      <text:p text:style-name="P52">Фак! Фак-фак-фак!!!</text:p>
      <text:p text:style-name="P52">«<text:span text:style-name="T31">Исчезновение дневной главы диархии: Эквестрия в панике!</text:span>» (статья двухдневной давности).</text:p>
      <text:p text:style-name="P52">«<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2"><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2">«<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2"><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2">– <text:span text:style-name="T1">ОНИ ЧТО, ШУТОК НЕ ПОНИМАЮТ?!! </text:span>– <text:span text:style-name="T1">заорал я наконец. </text:span>– <text:span text:style-name="T1">Нашли пониеда, ёбнутые пони!!!</text:span></text:p>
      <text:p text:style-name="P52"><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10">–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text:soft-page-break/>Трижды дерьмо!!! Я забыл, что для проведения эксперимента, нам нужна помощь Селестии!</text:p>
      <text:p text:style-name="P52"/>
      <text:p text:style-name="P66"><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0">Show must go on!</text:span></text:p>
      <text:p text:style-name="P52">Я улыбнулся и помахал пегаске рукой, показывая, что в норме. Дэш облегчённо выдохнула.</text:p>
      <text:p text:style-name="P42">– <text:span text:style-name="T1">Так что, мы свободны? </text:span>– <text:span text:style-name="T1">спросил я, поднимаясь с пола.</text:span></text:p>
      <text:p text:style-name="P42">– <text:span text:style-name="T1">О, да! Великая и могучая Трикси держит слово!</text:span></text:p>
      <text:p text:style-name="P52">Единорожка задумалась и продолжила:</text:p>
      <text:p text:style-name="P42"><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2"/>
      <text:h text:style-name="Heading_20_2" text:outline-level="2">14. <text:span text:style-name="T1">Деградация</text:span></text:h>
      <text:p text:style-name="P42">&lt;<text:span text:style-name="T74">David Bowie - Lets Dance/ Ashes To Ashes</text:span></text:p>
      <text:p text:style-name="P42"><text:span text:style-name="T74">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text:soft-page-break/>–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31">Добро пожаловать в Груммингтон! Вам здесь рады!</text:span></text:p>
      <text:p text:style-name="P52"><text:span text:style-name="T31">Население города </text:span><text:span text:style-name="T75">302 пони</text:span><text:span text:style-name="T31">.</text:span></text:p>
      <text:p text:style-name="P52"><text:span text:style-name="T75">250 пони</text:span><text:span text:style-name="T31">.</text:span></text:p>
      <text:p text:style-name="P52"><text:span text:style-name="T75">125 поней</text:span><text:span text:style-name="T31">.</text:span></text:p>
      <text:p text:style-name="P52"><text:span text:style-name="T31">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20">Дружба </text:span><text:span text:style-name="T42">—</text:span><text:span text:style-name="T20"> </text:span><text:span text:style-name="T3">э</text:span><text:span text:style-name="T20">то, </text:span><text:span text:style-name="T77">так её </text:span><text:span text:style-name="T3">разэтак</text:span><text:span text:style-name="T77">,</text:span><text:span text:style-name="T20"> магия!</text:span><text:span text:style-name="T64">»</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text:soft-page-break/>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text:soft-page-break/>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text:soft-page-break/>–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75">37 пни</text:span></text:p>
      <text:p text:style-name="P68">24пн</text:p>
      <text:p text:style-name="P68">15</text:p>
      <text:p text:style-name="P52"><text:span text:style-name="T31">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31">Добро пожаловать в Груммингтон! Вам здесь рады!</text:span></text:p>
      <text:p text:style-name="P52"><text:span text:style-name="T31">Население города </text:span><text:span text:style-name="T75">302 пони</text:span><text:span text:style-name="T31">.</text:span></text:p>
      <text:p text:style-name="P52"><text:span text:style-name="T75">250 пони</text:span><text:span text:style-name="T31">.</text:span></text:p>
      <text:p text:style-name="P52"><text:span text:style-name="T75">125 поней</text:span><text:span text:style-name="T31">.</text:span></text:p>
      <text:p text:style-name="P52"><text:span text:style-name="T31">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10">&lt;</text:span><text:span text:style-name="T63">Metallica-Enter Sandman</text:span><text:span text:style-name="T10">&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2">&lt;<text:span text:style-name="T62">Kiss – I Was Made For Lovin’ You</text:span>&gt;</text:p>
      <text:p text:style-name="P5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2"><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2">…</text:p>
      <text:p text:style-name="P52"/>
      <text:p text:style-name="P52">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text:soft-page-break/>–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10">–</text:span> А какой у тебя там был образ жизни?</text:p>
      <text:p text:style-name="P52"><text:span text:style-name="T10">–</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0">–</text:span> Дискордовы яйца! Ты сидел в тюрьме? За что тебя посадили?</text:p>
      <text:p text:style-name="P52"><text:span text:style-name="T10">–</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44">пишешь</text:span><text:span text:style-name="T55"> программу, запускаешь её, а потом она делает что-то для тебя.</text:span></text:p>
      <text:p text:style-name="P36"><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6"><text:span text:style-name="T1">–</text:span> Вряд ли меня так можно называть. Очень далёкие параллели. <text:span text:style-name="T1">И у</text:span> нас совсем нет магии.</text:p>
      <text:p text:style-name="P52"><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4">Пегаска <text:span text:style-name="T10">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3"/>
      <text:p text:style-name="P43">…</text:p>
      <text:p text:style-name="P43">&lt;<text:bookmark text:name="eow-title"/><text:span text:style-name="T66">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76">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0">—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0">– </text:span>Выф-выф-вуф! <text:span text:style-name="T10">– </text:span>возразил я.</text:p>
      <text:p text:style-name="P54">Отпихнув от лица живот пегаски и выплюнув шерсть, я продолжил.</text:p>
      <text:p text:style-name="P54"><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0">– </text:span>Бе-бе-бе! <text:span text:style-name="T10">– </text:span>устало передразнила меня Дэш. <text:span text:style-name="T10">– </text:span><text:span text:style-name="T22">Макс! Я </text:span><text:span text:style-name="T26">— </text:span><text:span text:style-name="T22">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0">– </text:span>Дэш, я знаю. Просто не могу о ней забыть.</text:p>
      <text:p text:style-name="P54">Пегаска тяжело поднялась.</text:p>
      <text:p text:style-name="P54"><text:span text:style-name="T10">– </text:span>Везёт же некоторым. <text:span text:style-name="T10">– </text:span>пробормотала она, раскрывая крылья для просушки.</text:p>
      <text:p text:style-name="P54">…</text:p>
      <text:p text:style-name="P54"><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37">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37">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3"><text:soft-page-break/>– <text:span text:style-name="T1">Дэш… Ты же понимаешь, что я не люблю тебя?</text:span></text:p>
      <text:p text:style-name="P43">–<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2">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нивилль. Фейс-контроль </text:span></text:h>
      <text:p text:style-name="P43">&lt;<text:span text:style-name="T62">Mothley Crue – Cickstart my heart</text:span>&gt;</text:p>
      <text:p text:style-name="P54">«<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0">–</text:span> Про меня таки забыли. Отлично.</text:p>
      <text:p text:style-name="P54"><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4"><text:span text:style-name="T10">–</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0">– </text:span>Твайлайт, привет! Мы вернулись! <text:span text:style-name="T10">–</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0">– К</text:span>АКОГО ХУЯ?!! Твайлайт, ёб твою понимать, ты чё творишь? <text:span text:style-name="T10">– </text:span>я вцепился в ручку двери.</text:p>
      <text:p text:style-name="P54"><text:span text:style-name="T10">– </text:span>Твайли, ты чего? <text:span text:style-name="T10">– </text:span>брыкалась Дэш. <text:span text:style-name="T10">– </text:span>Немедленно опусти меня на пол!</text:p>
      <text:p text:style-name="P54"><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text:soft-page-break/>ХРУСТЬ!</text:p>
      <text:p text:style-name="P54">Дверная ручка оторвалась с мясом и я продолжил низвержение в подвал.</text:p>
      <text:p text:style-name="P54"><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0">–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0">– </text:span>Твайлайт, не смей! <text:span text:style-name="T10">– </text:span>хриплым от ужаса голосом прошептал я.</text:p>
      <text:p text:style-name="P54"><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10">–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10">– О</text:span>у! <text:span text:style-name="T76">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10">– </text:span>Хрен-то тебе зачем? <text:span text:style-name="T10">– </text:span>с бессильной злостью спросил я. <text:span text:style-name="T10">– </text:span><text:span text:style-name="T76">Т</text:span>ы собираешься устроить филиал порнхаба для пони-извращенцев?</text:p>
      <text:p text:style-name="P54"><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oft-page-break/><text:span text:style-name="T10">– </text:span>А если попроще?</text:p>
      <text:p text:style-name="P54"><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4"><text:span text:style-name="T10">–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4">***</text:p>
      <text:p text:style-name="P44"/>
      <text:p text:style-name="P54"><text:span text:style-name="T10">–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0">–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0">–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0">– </text:span>Никогда, слышишь, никогда больше не смей подымать меня...</text:p>
      <text:p text:style-name="P54"><text:span text:style-name="T10">– </text:span>Откуда я знала, что резонансное заклинание так среагирует на...</text:p>
      <text:p text:style-name="P54"><text:span text:style-name="T10">– М</text:span>акс? <text:span text:style-name="T10">– </text:span>пегаска заметила, что я открыл глаза. <text:span text:style-name="T10">– </text:span>Ты в порядке?</text:p>
      <text:p text:style-name="P54">Я издал нечто среднее между брачным рёвом лося и стоном умирающего слона.</text:p>
      <text:p text:style-name="P54"><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0">–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4"><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4"><text:span text:style-name="T10">– </text:span>Тебе-то на Понивилль точно махать! <text:span text:style-name="T10">– </text:span>огрызнулась фермерша. <text:span text:style-name="T10">– Т</text:span>вой дом, поди, не зацепит.</text:p>
      <text:p text:style-name="P54"><text:span text:style-name="T10">– </text:span>Что ты сказала? А ну, повтори? <text:span text:style-name="T10">– </text:span>взвилась пегаска.</text:p>
      <text:p text:style-name="P54"><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4"><text:span text:style-name="T10">– </text:span>Ась?</text:p>
      <text:p text:style-name="P54"><text:span text:style-name="T10">– </text:span>Что?</text:p>
      <text:p text:style-name="P54"><text:span text:style-name="T10">– </text:span>Какой? <text:span text:style-name="T10">– </text:span>разом <text:span text:style-name="T10">о</text:span>бернулась ко мне компания.</text:p>
      <text:p text:style-name="P54"><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4"><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4"><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0">– </text:span>Рэр, иногда лучше жевать, чем говорить. Вот честно!</text:p>
      <text:p text:style-name="P54"><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0">– </text:span>Они лежали в нагрудном кармане рубашки.</text:p>
      <text:p text:style-name="P54">Твайлайт отвлеклась от доски.</text:p>
      <text:p text:style-name="P54"><text:span text:style-name="T10">–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0">– </text:span>Вот, прибрался малёхо. Но с потолка сажу ещё не успел счистить, там стремянка нужна.</text:p>
      <text:p text:style-name="P54"><text:span text:style-name="T10">– </text:span>Спайки-Вайки, не выкидывай одежду, пожалуйста. В ней должны быть рубины.</text:p>
      <text:p text:style-name="P54"><text:span text:style-name="T10">– </text:span>Какие ещё рубины? <text:span text:style-name="T10">– </text:span>переспросил Спайк и зажевал быстрее.</text:p>
      <text:p text:style-name="P54"><text:span text:style-name="T10">–</text:span> Резонаторные! <text:span text:style-name="T10">–</text:span> холодея, ответил я. <text:span text:style-name="T10">– </text:span>В кармане рубашки должны лежать четыре кристалла.</text:p>
      <text:p text:style-name="P54"><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3"/>
      <text:p text:style-name="P54">…</text:p>
      <text:p text:style-name="P54"/>
      <text:p text:style-name="P54"><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0">– </text:span>Макс. Ты сейчас правильный, или нет?</text:p>
      <text:p text:style-name="P54"><text:span text:style-name="T10">– </text:span>Макс, ты как? Тебе уже лучше? <text:span text:style-name="T10">– </text:span>в прямоугольнике появилась голова Рэйнбоу Дэш.</text:p>
      <text:p text:style-name="P54"><text:span text:style-name="T10">– </text:span>Фигурально выражаясь, ты в себе? <text:span text:style-name="T10">– </text:span>вклинилась между ними Твайлайт Спаркл.</text:p>
      <text:p text:style-name="P54"><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0">– </text:span>Отпустите. Я уже правильный. <text:span text:style-name="T10">–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4"><text:span text:style-name="T10">– </text:span>Спайк!!! Немедленно... <text:s/>сбегай в лавку к Кейкам за выпечкой! Нам всем нужно успокоиться.</text:p>
      <text:p text:style-name="P54"><text:span text:style-name="T10">– </text:span>Уже бегу!</text:p>
      <text:p text:style-name="P54"/>
      <text:p text:style-name="P55">***</text:p>
      <text:p text:style-name="P54"/>
      <text:p text:style-name="P54"><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4"><text:span text:style-name="T10">– </text:span>Не беспокойся, всё просчитано. Я уверена, я подчёркиваю, абсолютно уверена в безопасности эксперимента!</text:p>
      <text:p text:style-name="P54"><text:span text:style-name="T10">– </text:span>Ой, чего-то мне нехорошо становится, когда ты так говоришь...</text:p>
      <text:p text:style-name="P54"><text:span text:style-name="T10">–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17. <text:span text:style-name="T1">Откровение</text:span></text:h>
      <text:p text:style-name="P43">&lt;<text:span text:style-name="T62">Mission Impossible theme</text:span>&gt;</text:p>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хожу провал.</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3"><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8">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4"><text:soft-page-break/>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0">– </text:span>А-а-а, ты всё-таки пришёл… <text:span text:style-name="T10">–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4"><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4"><text:span text:style-name="T10">–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0">–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0">– </text:span>Сожалеем, что не можем убить тебя.</text:p>
      <text:p text:style-name="P54">Обернувшись я встречаюсь с рогом аликорницы, нацеленным мне в грудь.</text:p>
      <text:p text:style-name="P54"><text:span text:style-name="T10">–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0">– </text:span>Но что в Нашей власти — так это вышвырнуть тебя отсюда!</text:p>
      <text:p text:style-name="P54">Я снова отступаю. Как я помню, балкон метра три в ширину и без перил. И хоть я осознаю, что это сон, мне страшно до онемения.</text:p>
      <text:p text:style-name="P54"><text:span text:style-name="T10">–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0">– </text:span>Кимеринн погиб, чтобы ты жил.</text:p>
      <text:p text:style-name="P54">Шаг назад.</text:p>
      <text:p text:style-name="P54"><text:span text:style-name="T10">– </text:span>Сел осталась без магии и развоплотилась из-за тебя.</text:p>
      <text:p text:style-name="P54">Шаг назад.</text:p>
      <text:p text:style-name="P54"><text:span text:style-name="T10">– </text:span>Столько надежд впустую. И, как финальная насмешка, ты увидишь гибель всего, что Нам дорого?! Не бывать этому! ПОШЁЛ ВОН!!!</text:p>
      <text:p text:style-name="P54"><text:soft-page-break/>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звёздную сине-зелёную мглу.</text:p>
      <text:p text:style-name="P54"/>
      <text:p text:style-name="P54">…</text:p>
      <text:p text:style-name="P43"/>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4">Я ВИЖУ!!! ПРОКЛЯТЬЕ, КАК ВСЁ ПРОСТО!!!</text:p>
      <text:p text:style-name="P5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4"><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4">Я киваю ей в ответ. Мне понятно, почему.</text:p>
      <text:p text:style-name="P54"><text:span text:style-name="T10">– </text:span>Как тебя зовут, малышка? Я постараюсь найти тебя. Может быть, ещё не поздно.</text:p>
      <text:p text:style-name="P54">Пегаска приветственно машет копытом.</text:p>
      <text:p text:style-name="P33"><text:span text:style-name="T45">– </text:span><text:span text:style-name="T33">Шейла! Шейла Блюскай! И я уже не малышка! </text:span><text:span text:style-name="T45">– </text:span><text:span text:style-name="T33">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5">***</text:p>
      <text:p text:style-name="P55"/>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9">–</text:span><text:span text:style-name="T37"> … чувствуешь, дорогая Рэрити?! Я могу чем-нибудь помочь? Вот, выпей воды! </text:span><text:span text:style-name="T49">–</text:span><text:span text:style-name="T37">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0">– </text:span>Ну что? Увидел что-нибудь, сахарок?</text:p>
      <text:p text:style-name="P54">Пони уставились на меня с надеждой.</text:p>
      <text:p text:style-name="P54"><text:span text:style-name="T10">– </text:span>Да.</text:p>
      <text:p text:style-name="P54">Откровение давило на психику как тонна кирпичей. Я не знал, что им сказать. Я не мог.</text:p>
      <text:p text:style-name="P54"><text:span text:style-name="T10">– П</text:span>ревосходно!</text:p>
      <text:p text:style-name="P54"><text:span text:style-name="T10">– </text:span>Это просто супер-дупер-здоровски-потрясно!</text:p>
      <text:p text:style-name="P54"><text:span text:style-name="T10">– </text:span>Йей!</text:p>
      <text:p text:style-name="P54"><text:span text:style-name="T10">– </text:span>Ю-ху!</text:p>
      <text:p text:style-name="P54"><text:span text:style-name="T10">– О</text:span>фигенно! Мы победили! Макс, ты молодец!</text:p>
      <text:p text:style-name="P54"><text:span text:style-name="T10">– </text:span>Замечательно! Секундочку, я приготовлю дневник…</text:p>
      <text:p text:style-name="P54">Восторг пони постепенно сменился ожиданием. Я молчал.</text:p>
      <text:p text:style-name="P54"><text:span text:style-name="T10">– </text:span>Э-м-м? И что же ты увидел? <text:span text:style-name="T10">– </text:span>не выдержала Твайлайт.</text:p>
      <text:p text:style-name="P54"><text:span text:style-name="T10">– </text:span>Я… не могу сказать.</text:p>
      <text:p text:style-name="P54">Ожидание сменилось недоумением. Рэйнбоу Дэш насмешливо скривила губы.</text:p>
      <text:p text:style-name="P54"><text:span text:style-name="T10">– </text:span>Да ладно! Кончай прикалываться, мы же ждём! Шутка зачлась!</text:p>
      <text:p text:style-name="P54"><text:span text:style-name="T10">– </text:span>Не могу!!!</text:p>
      <text:p text:style-name="P54"/>
      <text:p text:style-name="P54">…</text:p>
      <text:p text:style-name="P54"/>
      <text:p text:style-name="P54">Молчание прервала Эпплджек.</text:p>
      <text:p text:style-name="P54"><text:span text:style-name="T10">– </text:span>Сахарок, с тобой всё в порядке?</text:p>
      <text:p text:style-name="P54">Дэш подошла ко мне вплотную, обняла мою голову и прижалась нос к носу.</text:p>
      <text:p text:style-name="P54"><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4">Я высвободился из объятий пегаски.</text:p>
      <text:p text:style-name="P54"><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0">– </text:span>Конски яблоки! Вот это поворот! А мне так хотелось узнать, что за нечисть тут орудует!</text:p>
      <text:p text:style-name="P54"><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4"><text:span text:style-name="T10">– </text:span>Рэр, отвали!</text:p>
      <text:p text:style-name="P54"><text:span text:style-name="T10">– </text:span>Оу, какие страсти! Ладно-ладно, не сердись, дорогая, не мешаю!</text:p>
      <text:p text:style-name="P54"><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4"><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0">– </text:span>Стойте!</text:p>
      <text:p text:style-name="P54">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4"><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4">…</text:p>
      <text:p text:style-name="P54">«<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2">слишком громко думать. И сообщить способ спасения — означает его разрушить.</text:span>»</text:p>
      <text:p text:style-name="P54">…</text:p>
      <text:p text:style-name="P54"><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4">Пегаска сжала голову копытами.</text:p>
      <text:p text:style-name="P54"><text:span text:style-name="T10">–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4"><text:span text:style-name="T10">–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4"><text:span text:style-name="T10">– </text:span>Бедный котик. <text:span text:style-name="T10">– </text:span>прошептала Флаттершай.</text:p>
      <text:p text:style-name="P54">Я насторожился, услышав знакомое заклинание.</text:p>
      <text:p text:style-name="P54"><text:span text:style-name="T10">– </text:span>Стой! Откуда тебе известно про заклинание Стирания?</text:p>
      <text:p text:style-name="P54"><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4"><text:span text:style-name="T10">– </text:span>Гм. Ну ладно, продолжай.</text:p>
      <text:p text:style-name="P54"><text:span text:style-name="T10">– </text:span>Так вот, по условию эксперимента известно, что вероятность того, что кто-то откроет ящик, ненулевая.</text:p>
      <text:p text:style-name="P54"><text:span text:style-name="T10">– </text:span>И что это означает, дорогая? <text:span text:style-name="T10">– </text:span>спросила Рэрити.</text:p>
      <text:p text:style-name="P54"><text:soft-page-break/><text:span text:style-name="T10">– </text:span>Это значит, что кто-нибудь когда-нибудь обязательно откроет его.</text:p>
      <text:p text:style-name="P54"><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4"><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0">–</text:span> То есть, ты хочешь сказать, что мы все — навроде этого кота, а Макс боится открыть ящик? Чтоб мы не исчезли окончательно?</text:p>
      <text:p text:style-name="P54"><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4">…</text:p>
      <text:p text:style-name="P54"><text:span text:style-name="T10">– </text:span>Лягать! <text:span text:style-name="T10">– </text:span>выругалась Дэш. <text:span text:style-name="T10">– </text:span>Значит, наши усилия по доставке резонаторов пошли лесом.</text:p>
      <text:p text:style-name="P54"><text:span text:style-name="T10">–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0">– </text:span>Тихо! Спайк, будь добр, сбегай к Кейкам за выпечкой. Нам надо успокоиться. Макс, хоть про Селестию ты нам можешь рассказать?</text:p>
      <text:p text:style-name="P54"><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4"><text:span text:style-name="T10">– А </text:span>как ты узнал… <text:span text:style-name="T10">– </text:span>начала было единорожка, но её перебил напряжённый голос Спайка.</text:p>
      <text:p text:style-name="P54"><text:span text:style-name="T10">– </text:span>Твай! <text:span text:style-name="T10">– </text:span>дракончик стоял в дверях спиной к нам. <text:span text:style-name="T10">– </text:span>У нас гости.</text:p>
      <text:p text:style-name="P54">Спайк попятился назад. Дверь широко растворилась и в библиотеку вошла Луна.</text:p>
      <text:p text:style-name="P54"/>
      <text:h text:style-name="Heading_20_2" text:outline-level="2">18.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4"><text:span text:style-name="T10">– </text:span>Макс, беги!!!</text:p>
      <text:p text:style-name="P54"><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54">Мы с пегаской застыли в синем левитационном поле и поплыли к Луне.</text:p>
      <text:p text:style-name="P54"><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text:p>
      <text:p text:style-name="P54"><text:span text:style-name="T10">–</text:span> Что? Мы не ослышались? ТЫ СМЕЕШЬ МЕШАТЬ НАМ?!!</text:p>
      <text:p text:style-name="P54">Нас опять потащило к Луне. Дэш подпёрла голову копытом и скорчила скучающую мину.</text:p>
      <text:p text:style-name="P54"><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4">В голосе лавандовой единорожки звучал металл. Мы опять полетели к Твайлайт.</text:p>
      <text:p text:style-name="P54"><text:span text:style-name="T10">–</text:span> ДОВОЛЬНО! НАМ НАДОЕЛА ЭТА НЕПОКОРНОСТЬ! ПОЗНАЙ ГНЕВ ПРИНЦЕССЫ НОЧИ!!!</text:p>
      <text:p text:style-name="P54"><text:span text:style-name="T10">–</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4"><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4"><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54"><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0">– О</text:span>хренеть! <text:span text:style-name="T10">– </text:span>чертыхнулся Спайк. <text:span text:style-name="T10">– </text:span><text:s/>Твай, она создаёт сферу стихий!</text:p>
      <text:p text:style-name="P54"><text:span text:style-name="T10">– </text:span>Вижу! <text:span text:style-name="T10">– </text:span>донёсся голос единорожки из-под потолка. <text:span text:style-name="T10">– </text:span>Задействовала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0">– </text:span>Погоди. У меня есть вариант получше.</text:p>
      <text:p text:style-name="P54">Я вылез из-под шкафа и попрыгал на одной ноге в центр зала.</text:p>
      <text:p text:style-name="P54"><text:span text:style-name="T10">– </text:span>Стойте! Прекратите! Да остановитесь же!!!</text:p>
      <text:p text:style-name="P54">Аликорница и шестёрка уставились на меня.</text:p>
      <text:p text:style-name="P54"><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4"><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4"><text:span text:style-name="T10">– </text:span>Как ты её назвал? <text:span text:style-name="T10">– </text:span>отвалилась челюсть у аликорницы.</text:p>
      <text:p text:style-name="P54"><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4"><text:span text:style-name="T10">– </text:span>Что? <text:span text:style-name="T10">–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0">– </text:span>Твайлайт, Дёрпи сказала, у тебя есть «Особенности поведения, питания и размножения приматов»? Я бы хотела её ненадолго… Ого!!!</text:p>
      <text:p text:style-name="P54"><text:soft-page-break/>После долгой паузы тот же голос спросил:</text:p>
      <text:p text:style-name="P54"><text:span text:style-name="T10">– </text:span>Что тут случилось? Почему все висят в воздухе? И всё вот это?</text:p>
      <text:p text:style-name="P54">Голос Спайка откуда-то из подвала ответил:</text:p>
      <text:p text:style-name="P54"><text:span text:style-name="T10">– </text:span>Потому что Твайлайт остановила время. В радиусе девяти метров, как мне кажется. Или десяти.</text:p>
      <text:p text:style-name="P54"><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4"><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0">–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0">–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0">– </text:span>Эмм, я вам подхожу?</text:p>
      <text:p text:style-name="P54"><text:span text:style-name="T10">– </text:span>КТО ТЫ?</text:p>
      <text:p text:style-name="P54"><text:span text:style-name="T10">– </text:span>Эмм, Лира Хартстрингс, единорог. Я не то, чтобы маг, моя специализация — музыка…</text:p>
      <text:p text:style-name="P54"><text:span text:style-name="T10">– </text:span>ГОДИТСЯ! ТЫ ВИДИШЬ ТОЧКУ СИНГУЛЯРНОСТИ?</text:p>
      <text:p text:style-name="P54"><text:span text:style-name="T10">– </text:span>Эмм?</text:p>
      <text:p text:style-name="P54">Голос Спайка пояснил:</text:p>
      <text:p text:style-name="P54"><text:span text:style-name="T10">– </text:span>Вон та яркая искорка над лестницей, у которой вся картинка искривляется.</text:p>
      <text:p text:style-name="P54"><text:span text:style-name="T10">– </text:span>Да! Вижу.</text:p>
      <text:p text:style-name="P54"><text:span text:style-name="T10">– </text:span>ТЕПЕРЬ ЛЕВИТИРУЙ ПРИМАТА В ТОЧКУ СИНГУЛЯРНОСТИ.</text:p>
      <text:p text:style-name="P54"><text:span text:style-name="T10">– </text:span>Чего?!! <text:span text:style-name="T10">– </text:span>возопило моё малое сознание.</text:p>
      <text:p text:style-name="P54"><text:span text:style-name="T10">– </text:span>Эмм… Зачем?</text:p>
      <text:p text:style-name="P54"><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4"><text:span text:style-name="T10">– </text:span>Вы даёте слово, что человеку не будет причинён вред? <text:span text:style-name="T10">– </text:span>голос Лиры обрёл непривычную твёрдость.</text:p>
      <text:p text:style-name="P54"><text:span text:style-name="T10">– </text:span>КАК ТЫ СМЕЕШЬ СОМНЕВАТЬСЯ В НАС, СВОЕЙ ПРИНЦЕССЕ?</text:p>
      <text:p text:style-name="P54"><text:span text:style-name="T10">– Я </text:span>не сомневаюсь в вас, Ваше Высочество… Потому и требую слова!</text:p>
      <text:p text:style-name="P54"><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0">– </text:span>Ну, блядь, спасибо! <text:span text:style-name="T10">– </text:span>подумал я.</text:p>
      <text:p text:style-name="P54"><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0">–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0">– </text:span>Давай по-порядку. <text:span text:style-name="T10">– о</text:span>становила меня Луна. <text:span text:style-name="T10">– </text:span>С чего ты взял, что она в твоём мире?</text:p>
      <text:p text:style-name="P54"><text:soft-page-break/>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0">– </text:span>Теперь ты понимаешь, почему Мы виним тебя в развоплощении сестры?</text:p>
      <text:p text:style-name="P54"><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54">Луна пристально взглянула на меня и понимающе склонила голову.</text:p>
      <text:p text:style-name="P54"><text:span text:style-name="T10">– </text:span>Мы знаем, иногда так бывает. Продолжай.</text:p>
      <text:p text:style-name="P54"><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4"><text:span text:style-name="T10">– </text:span>Да, помним.</text:p>
      <text:p text:style-name="P54"><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4">Аликорница вернулась на место, воссоединившись с двойником.</text:p>
      <text:p text:style-name="P54"><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54">Луна сморщила нос при этих словах, но всё же кивнула.</text:p>
      <text:p text:style-name="P54"><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0">– </text:span>Я приглашу их. Они не откажутся.</text:p>
      <text:p text:style-name="P54"><text:span text:style-name="T10">– </text:span>Что ж, ещё одной проблемой меньше. Теперь нужно решить, как найти Сел. Кто-то должен отправиться за ней.</text:p>
      <text:p text:style-name="P54"><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54"><text:span text:style-name="T10">– </text:span>А если…</text:p>
      <text:p text:style-name="P54"><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4"><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54"><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4"><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0">– </text:span>Почему же ты не смогла найти меня с его помощью?</text:p>
      <text:p text:style-name="P54">Аликорница смутилась.</text:p>
      <text:p text:style-name="P54"><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54"><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Что она знает о нас с Селли?</text:p>
      <text:p text:style-name="P54"><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54"><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54"><text:span text:style-name="T10">– </text:span>А также совместить приятное с полезным. <text:span text:style-name="T10">– </text:span>не удержался я.</text:p>
      <text:p text:style-name="P49">Луна бросила на меня тяжёлый взгляд.</text:p>
      <text:p text:style-name="P52"><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5">–</text:span> Тогда зачем она..?</text:p>
      <text:p text:style-name="P49"><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text:soft-page-break/>Тревожная догадка окончательно сковала морозом душу.</text:p>
      <text:p text:style-name="P52"><text:span text:style-name="T16">–</text:span> А другие? Они тоже… давали мне потому, что считали меня последним шансом?</text:p>
      <text:p text:style-name="P52">У аликорницы отвалилась челюсть.</text:p>
      <text:p text:style-name="P52"><text:span text:style-name="T16">–</text:span> Другие? Кто ещё?<text:span text:style-name="T10"> </text:span>С кем ещё у тебя были… отношения?</text:p>
      <text:p text:style-name="P49"><text:span text:style-name="T15">–</text:span> С Рэйнбоу Дэш <text:span text:style-name="T15">–</text:span> ответил я несчастным голосом. <text:span text:style-name="T15">–</text:span> И, может быть, с Пинки.</text:p>
      <text:p text:style-name="P49"><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49">Аликорница фыркнула.</text:p>
      <text:p text:style-name="P49"><text:span text:style-name="T15">–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4"><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 Уныние отступило.</text:p>
      <text:p text:style-name="P54"><text:span text:style-name="T10">– </text:span>Спасибо, Дэш. Ты настоящий друг.</text:p>
      <text:p text:style-name="P54"><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59" text:outline-level="2">19. <text:span text:style-name="T1">Лучший</text:span> Гранд Галопин<text:span text:style-name="T1">г</text:span> Гала <text:span text:style-name="T1">в истории</text:span></text:h>
      <text:p text:style-name="P78">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4">Я вытащил из кармана пасочку аликорна, подаренную мне кобылкой в Груммингтоне, и положил её на подоконник рядом с фигуркой.</text:p>
      <text:p text:style-name="P54">Тук-тук-тук!</text:p>
      <text:p text:style-name="P54"><text:span text:style-name="T10">– </text:span>Макс, ты тут? <text:span text:style-name="T10">–</text:span>Дэш просунула нос в дверь, не дожидаясь отклика. <text:span text:style-name="T10">– </text:span>Ага, вот ты где! Я с тобой!</text:p>
      <text:p text:style-name="P54"><text:soft-page-break/>Она швырнула перемётные сумки мне на постель и пошла к выходу.</text:p>
      <text:p text:style-name="P54"><text:span text:style-name="T10">– </text:span>Ну, чего застрял? Пошли скорее, а то на хавчик опоздаем! <text:span text:style-name="T10">–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3">…</text:p>
      <text:p text:style-name="P43"/>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0">– </text:span>Располагайтесь. <text:span text:style-name="T10">–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54"><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54"><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4">Я мило улыбнулся ей в ответ, закинул в рот пучок петрушки и ответил.</text:p>
      <text:p text:style-name="P54"><text:span text:style-name="T10">– </text:span>А ты первая на моей памяти лошадь, умеющая магичить.</text:p>
      <text:p text:style-name="P54">Луна нахмурилась, но потом луч озарения коснулся её мордочки.</text:p>
      <text:p text:style-name="P43">– П<text:span text:style-name="T1">ризнаю, Мы были несправедливы к тебе. Как Нам тебя называть?</text:span></text:p>
      <text:p text:style-name="P54">Я выплюнул петрушку и взял кусок рыбы.</text:p>
      <text:p text:style-name="P43">–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3">– <text:span text:style-name="T1">Эй, а туточки одно место пустует! Можно его займёт Гамми?</text:span></text:p>
      <text:p text:style-name="P43"><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text:soft-page-break/>–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4">– Прибыл к нам, ага. А я-то думал, Селли сама на нашу голову вытащила эту обезьяну из мухосранска. – прочавкал сам себе Дискорд.</text:p>
      <text:p text:style-name="P54">– Мак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text:span text:style-name="T2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мои маленькие пони, Мы должны просить вас ещё об одной услуге.</text:p>
      <text:p text:style-name="P54">Странно и непривычно было видеть принцессу ночи сконфуженной.</text:p>
      <text:p text:style-name="P54">–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4">***</text:p>
      <text:p text:style-name="P43"/>
      <text:p text:style-name="P54"><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лица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4">– Селли-Селли… Ну почему ты такая… – пробормотал я сквозь слёзы.</text:p>
      <text:p text:style-name="P54"/>
      <text:p text:style-name="P55">***</text:p>
      <text:p text:style-name="P78">INXS – Suicide blonde</text:p>
      <text:p text:style-name="P54">«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4">– А где твой обещанный сюрприз? – донесся жеребячий голосок через изгородь. – Гости уже все собрались.</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text:soft-page-break/>–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text:p>
      <text:p text:style-name="P54">– Наша принцесса! Наше солнце!</text:p>
      <text:p text:style-name="P54">– Она вернётся!</text:p>
      <text:p text:style-name="P54">– А то! Я всем говорил! Мне никто не верил! Никто!!!</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3">&lt;<text:span text:style-name="T72">Ace Enders – million different people</text:span>&gt;</text:p>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4">…</text:p>
      <text:p text:style-name="P54"><text:soft-page-break/>Музыкальный транс прервался цоканьем копыт по парковой дорожке. Две фигуры устало брели прочь от замка, тихо переговариваясь.</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text:soft-page-break/>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 Луна с некоторым смущением сообщила:</text:p>
      <text:p text:style-name="P54">–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3"/>
      <text:p text:style-name="P55">***</text:p>
      <text:p text:style-name="P54"/>
      <text:p text:style-name="P54">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4">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ие недели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4">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4">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4">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4">Рычаг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ручку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text:soft-page-break/></text:p>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4">Замок.</text:p>
      <text:p text:style-name="P54">Блядь, что с замком?!</text:p>
      <text:p text:style-name="P54">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text:soft-page-break/>БЛЯ!!!</text:p>
      <text:p text:style-name="P54">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4">–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4">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0. <text:span text:style-name="T1">Осколки</text:span></text:h>
      <text:p text:style-name="P81">Electric Light Orchestra – Sorrow about to fall</text:p>
      <text:p text:style-name="P54">Скалу ощутимо тряхнуло. Грибной суп выплеснулся из супницы на стол.</text:p>
      <text:p text:style-name="P54">– Четвёртый день уж волокут. Могли бы и научиться наконец-то. – проворчала Эпплджек с набитым ртом.</text:p>
      <text:p text:style-name="P54">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text:p>
      <text:p text:style-name="P54">– Эй-Джей, гляди, твоя ферма! – Дэш указала на ряды деревьев на окраине городка.</text:p>
      <text:p text:style-name="P54">– Агась, она! – кивнула фермерша. – А это значит, скоро приедем.</text:p>
      <text:p text:style-name="P54">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4">– Итак, на рассвете мы достигнем цели. Надеюсь, все помнят план действий. Мы высаживаемся группой у входа и…</text:p>
      <text:p text:style-name="P54">– Прячемся?</text:p>
      <text:p text:style-name="P54">– Дерёмся с пландерсидами?</text:p>
      <text:p text:style-name="P54">– Создаём магическое убежище?</text:p>
      <text:p text:style-name="P54">– Нет!</text:p>
      <text:p text:style-name="P54">Луна поднесла копыто ко рту и прокашлялась.</text:p>
      <text:p text:style-name="P54">–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человек?</text:p>
      <text:p text:style-name="P54">Я продемонстрировал ночной принцессе шкатулку с беспорядочно мечущейся стрелкой.</text:p>
      <text:p text:style-name="P54">– Чудесно! Осталось дело за малым — найти Сестру.</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4"><text:soft-page-break/>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54">–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text:p>
      <text:p text:style-name="P43"><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4">***</text:p>
      <text:p text:style-name="P43"/>
      <text:p text:style-name="P54"><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54">…</text:p>
      <text:p text:style-name="P1"><text:span text:style-name="T45">–</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37"><text:span text:style-name="T10">–</text:span> Нет, почему? Правитель есть. Только он не постоянный. Его избирают. Раз в несколько лет.</text:p>
      <text:p text:style-name="P43">–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3">–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Макс?</text:p>
      <text:p text:style-name="P54">– Да?</text:p>
      <text:p text:style-name="P54">–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прикоснулась ко мне копытом.</text:p>
      <text:p text:style-name="P54">–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4">– Супер-дупер-верно! Ещё никто не смел отобрать у Пинки друга и остаться при этом в своём уме!!!</text:p>
      <text:p text:style-name="P54">Розовая пони встала на задние ноги, передними оттянула веки и высунула язык, сотворив совершенно безумную мордаху.</text:p>
      <text:p text:style-name="P54"><text:soft-page-break/>– В случае Дискорда — остаться НЕ в своём уме. Но в остальном — верно. Мы не дадим тебя в обиду, Макс.</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1"><text:span text:style-name="T10">~~~ </text:span>Человек Макс <text:span text:style-name="T10">~~~</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69">26.07.2143</text:p>
      <text:p text:style-name="P54"/>
      <text:p text:style-name="P55">***</text:p>
      <text:p text:style-name="P54"/>
      <text:p text:style-name="P54">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4">Дирижабль миновал полосу воды и поравнялся с замком. Как по команде, дождь из лиан прекратился.</text:p>
      <text:p text:style-name="P54">– Похоже, мы выиграли этот бой. – тихо сказала Луна. – Нам стоило использовать «Конкордию» и в первый раз.</text:p>
      <text:p text:style-name="P54">– Напомнить тебе о режиме секретности, который ты тогда установила, или сама вспомнишь? – язвительно отозвался Дискорд.</text:p>
      <text:p text:style-name="P54">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4">«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3"/>
      <text:p text:style-name="P5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4"/>
      <text:p text:style-name="P44">~~~~~</text:p>
      <text:p text:style-name="P54"/>
      <text:p text:style-name="P54">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4">– Бросайте якорь. – отвечает Луна.</text:p>
      <text:p text:style-name="P54">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4"/>
      <text:p text:style-name="P54">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text:soft-page-break/>– Ох, Селестия милосердная… Кракен… Этого не было в расчётах… – бормочет Твайлайт.</text:p>
      <text:p text:style-name="P54">«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 <text:span text:style-name="T31">ПОНИ! ВЫ ЗАЕБАЛИ!!! ВЫ ДАДИТЕ МНЕ СПАТЬ, ИЛИ НЕТ?!! КЛЯНУСЬ ХВОСТОМ, ВЫ ТАКИ ОТ МЕНЯ ОТСТАНЕТЕ, НЕ БУДЬ Я АГАМЕМНОН-БЕСКЛАННИК!</text:span></text:p>
      <text:p text:style-name="P54">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44">~~~~~</text:p>
      <text:p text:style-name="P44"/>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2">Описать нарастание депрессивных мыслей от описанных случая к случаю</text:span><text:span text:style-name="T10">&gt;</text:span></text:p>
      <text:p text:style-name="P54">–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text:soft-page-break/>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7"><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7"><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7">После двух кувырков по камням гуд<text:span text:style-name="T1">ит</text:span> голова и садн<text:span text:style-name="T1">ит</text:span> ушибленное плечо.</text:p>
      <text:p text:style-name="P37"><text:span text:style-name="T1">–</text:span> Дэш? Ты где? Дэш?</text:p>
      <text:p text:style-name="P37"><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4">~~~~~</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2">Макс не вернётся, Дискорд Луну не получит</text:span>&gt;</text:p>
      <text:p text:style-name="P17"><text:soft-page-break/></text:p>
      <text:p text:style-name="P44">~~~~~</text:p>
      <text:p text:style-name="P17">&lt;<text:span text:style-name="T23">Макс и ко появляются на Терре со сдвигом по времени (как и Кимеринн)?</text:span>&gt;</text:p>
      <text:p text:style-name="P99"><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3"/>
      <text:p text:style-name="P44">~~~~~</text:p>
      <text:p text:style-name="P3"/>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49"/>
      <text:h text:style-name="Heading_20_2" text:outline-level="2">21. Прибытие</text:h>
      <text:p text:style-name="P49">&lt;<text:span text:style-name="T88">Bowie — Ashes to ashes</text:span>&gt;</text:p>
      <text:p text:style-name="P49"/>
      <text:p text:style-name="P49">Маленькое тельце лежало на полу без признаков жизни.</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40">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воспоминания,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неделю 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скорефанилась, каждый раз её возрождало. Так она, в конце концов, создала тучу клонов и запутала меня окончательно. Наверное, Сахарная Ватка, <text:soft-page-break/>попав сюда, с перепугу вспомнила старую практику и многократно себя скоп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Видишь ли, мы с Селестией давние… эмм… знакомые. 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моя заначка в Эогиппе осталась. – пробурчал он.</text:p>
      <text:p text:style-name="P57"/>
      <text:p text:style-name="P58">***</text:p>
      <text:p text:style-name="P57"/>
      <text:p text:style-name="P39"><text:span text:style-name="T2">Проклятье</text:span>! Это уже черезчур! Мне даже материться не хотелось.</text:p>
      <text:p text:style-name="P39">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9">–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9">– Зуб даю! – Дискорд попытался было войти внутрь, но я остановил его.</text:p>
      <text:p text:style-name="P39">– Дальше турникетов не пройдёшь. Охрана не пропустит.</text:p>
      <text:p text:style-name="P39">Я тяжко вздохнул.</text:p>
      <text:p text:style-name="P39">– Я там работал семь лет. До прошлой пятницы. – ответил я на вопрошающий взгляд. – Думал, вырвался из этого омута навсегда. Ошибался, как видишь.</text:p>
      <text:p text:style-name="P39"/>
      <text:p text:style-name="P39">…</text:p>
      <text:p text:style-name="P39"/>
      <text:p text:style-name="P49">Бип-бип-бип!</text:p>
      <text:p text:style-name="P54">– Макс?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Завтра.</text:p>
      <text:p text:style-name="P54">– Отлично! Зайдёшь к охране, тебе выдадут пропуск.</text:p>
      <text:p text:style-name="P54">– Договорились.</text:p>
      <text:p text:style-name="P54">Бип-бип-бип!</text:p>
      <text:p text:style-name="P54"/>
      <text:p text:style-name="P54"><text:soft-page-break/>…</text:p>
      <text:p text:style-name="P54"/>
      <text:p text:style-name="P54"/>
      <text:p text:style-name="P93">Административная консоль приветственно мигнула зелёным шрифтом. Я поправил микрофон.</text:p>
      <text:p text:style-name="P93"><text:span text:style-name="T37">– </text:span>Привет, Нэш. Это Анон.</text:p>
      <text:p text:style-name="P93"><text:span text:style-name="T37">– </text:span>Привет, Анон. Рад тебя видеть!</text:p>
      <text:p text:style-name="P93">Я закрыл веб-камеру салфеткой. </text:p>
      <text:p text:style-name="P96">– И слышать тоже.</text:p>
      <text:p text:style-name="P93"><text:span text:style-name="T37">– </text:span><text:span text:style-name="T37">Говорят, ты шалить начал? </text:span><text:span text:style-name="T37">Нэш, тестовая задача номер шестнадцать.</text:span></text:p>
      <text:p text:style-name="P96">–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4</text:p>
      <text:p text:style-name="P93">Конфликт с узлом 15</text:p>
      <text:p text:style-name="P93">…</text:p>
      <text:p text:style-name="P93">Конфликт с узлом 17</text:p>
      <text:p text:style-name="P93">…</text:p>
      <text:p text:style-name="P93">...</text:p>
      <text:p text:style-name="P12">Решение.</text:p>
      <text:p text:style-name="P12">…</text:p>
      <text:p text:style-name="P94"/>
      <text:p text:style-name="P93">Я уставился в экран. Что за херня? <text:span text:style-name="T1">Почти четверть кластера имеет мнение, альтернативное эталонному.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центральном сервере?</text:span></text:p>
      <text:p text:style-name="P93"><text:span text:style-name="T1">Да хуй с ним! Облом разбираться.</text:span></text:p>
      <text:p text:style-name="P93"><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93"><text:span text:style-name="T1">Заебись.</text:span></text:p>
      <text:p text:style-name="P93"><text:span text:style-name="T1">Я глянул на часы. Двенадцать.</text:span></text:p>
      <text:p text:style-name="P93"><text:span text:style-name="T1">Пора.</text:span></text:p>
      <text:p text:style-name="P93"><text:span text:style-name="T1"/></text:p>
      <text:p text:style-name="P8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text:soft-page-break/>кафе через дорогу, заказывая там под домашние бутерброды чашечку кофе, чем изрядно напрягал тамошних официантов.</text:p>
      <text:p text:style-name="P85">– Ну как, что там с Нексусом? <text:span text:style-name="T1">–</text:span> оторвался Алекс от своих бутербродов.</text:p>
      <text:p text:style-name="P8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85"><text:span text:style-name="T1">–</text:span> Да, с утра они устраивали регрессное тестирование бизнес-блока. Стасу что-то там не понравилось в ответах.</text:p>
      <text:p text:style-name="P8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8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85">Алекс, наконец, разобрался с пакетами, закрыл шкафчик и пошёл к выходу. Я, чуть поотстав, прошёл за ним до холла.</text:p>
      <text:p text:style-name="P8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85">Я присел на диванчик рядом с плащём, сделал вид, что читаю смски, и тихо произнёс в воздух перед собой:</text:p>
      <text:p text:style-name="P8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85">Дискорд хрустнул газетой, подтверждая, что информация услышана. Я спрятал телефон, встал и направился к <text:s/>стойке охраны…</text:p>
      <text:p text:style-name="P85">… Через пару минут мы встретились в коридоре у стенда с достижениями корпорации.</text:p>
      <text:p text:style-name="P85">– Ты точно уверен, что Селестия где-то здесь?</text:p>
      <text:p text:style-name="P8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8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85">– Если уж на то пошло, никто не обещал, что она будет человеком. Она может оказаться, скажем, какой-нибудь собачкой. Хм... Женского пола.</text:p>
      <text:p text:style-name="P85">– Дискорд!</text:p>
      <text:p text:style-name="P85">– Ась? – Дискорд с отсутствующим выражением лица изучал вехи становления компании, от начала века и до наших дней.</text:p>
      <text:p text:style-name="P8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text:soft-page-break/>Наоборот, в его интересах оставить всё как есть. С Луной, учитывая её прошлое, ему будет легче договориться.</text:p>
      <text:p text:style-name="P8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85">– Пора. Перерыв закончился, все, в основном, уже сидят на своих местах.</text:p>
      <text:p text:style-name="P85">– Что ж, веди меня, мой фюрер! – Дискорд при этом выпрямился, нахмурился и комично кинул зигу.</text:p>
      <text:p text:style-name="P8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85">– Неа, не тут.</text:p>
      <text:p text:style-name="P85">Мы спустились на этаж ниже. Там повторилась та же история. И на следующем так же.</text:p>
      <text:p text:style-name="P85">В конце-концов, на пятом этаже Дискорд с шумом втянул в себя воздух, поднял вверх палец и заявил, повернувшись ко мне:</text:p>
      <text:p text:style-name="P85">– О!</text:p>
      <text:p text:style-name="P85">– Ты что-то чувствуешь?</text:p>
      <text:p text:style-name="P85">– Не что-то, а именно её! Ай! – Дискорд высвободил руку из закрывшихся створок дверей. – Селестию, то бишь! Сейчас мы её в два счёта разыщем!</text:p>
      <text:p text:style-name="P85">–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8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8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85">Мы уже заканчивали осмотр этажа, когда Дискорд внезапно остановился перед стеклянными дверями.</text:p>
      <text:p text:style-name="P85">– А что находится за этой дверью? Почему ты не открываешь её?</text:p>
      <text:p text:style-name="P85">– Там серверная. Моя карточка эту дверь не откроет, туда есть доступ только у нашей сисадминши. Но там и искать нечего, видишь — пусто, людей нет.</text:p>
      <text:p text:style-name="P85">Дискорд уставился в тёмный проём, в глубине которого мигали огоньки маршрутизаторов.</text:p>
      <text:p text:style-name="P85">Щека у него дёрнулась. Я проследил за его взглядом и обнаружил в углу серверную стойку, сбоку которой на крючке висела дамская сумочка.</text:p>
      <text:p text:style-name="P85">– Ты что-то чувствуешь?</text:p>
      <text:p text:style-name="P85">– Нет! – Дискорд отвёл взгляд и пошёл дальше.</text:p>
      <text:p text:style-name="P85">Остаток этажа не принёс в поиски ничего нового.</text:p>
      <text:p text:style-name="P86">***</text:p>
      <text:p text:style-name="P85">Наша компания поглощала ужин, приготовленный девушками, когда Дискорд хлопнул себя по лбу и крикнул:</text:p>
      <text:p text:style-name="P85">– Знаю!</text:p>
      <text:p text:style-name="P85">Эпплджек прекратила рассказывать о своих впечатлениях от интернета и все повернулись к Дискорду.</text:p>
      <text:p text:style-name="P85">Он продолжил.</text:p>
      <text:p text:style-name="P8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text:soft-page-break/>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5">– Да ну? – усомнилась Эпплджек. – С каких это пор?</text:p>
      <text:p text:style-name="P8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5">– Ой! – Флаттершай прикрыла рот рукой и с ужасом посмотрела на Эпплджек.</text:p>
      <text:p text:style-name="P8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5">Я понял, что Дискорд уже всё решил. Что ж, возможно, так будет лучше.</text:p>
      <text:p text:style-name="P85">– Ты собираешься уехать?</text:p>
      <text:p text:style-name="P85">–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85">– А как…</text:p>
      <text:p text:style-name="P85">– Не изволь беспокоиться, я и не в таких мирах бывал, – перебил меня Дискорд. –</text:p>
      <text:p text:style-name="P88"/>
      <text:p text:style-name="P85"><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88"/>
      <text:p text:style-name="P85"><text:s/>Пхе! Денег мне не надо — сам раздобуду. Главное — не уходите далеко от коридора. Ко времени перехода я вернусь. Или раньше.</text:p>
      <text:p text:style-name="P91"/>
      <text:p text:style-name="P39"/>
      <text:p text:style-name="P39">&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39"><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49"/>
      <text:p text:style-name="P54"/>
      <text:p text:style-name="P54"/>
      <text:p text:style-name="P54"/>
      <text:p text:style-name="P54"/>
      <text:p text:style-name="P54"/>
      <text:p text:style-name="P54"/>
      <text:p text:style-name="P54"/>
      <text:p text:style-name="P1"><text:soft-page-break/><text:span text:style-name="T37">&lt;</text:span><text:span text:style-name="T25">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4"/>
      <text:p text:style-name="P43">&lt;<text:span text:style-name="T23">-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3"><text:span text:style-name="T23">- Посмотрим... Хи-хи...</text:span>&gt;</text:p>
      <text:p text:style-name="P43"/>
      <text:p text:style-name="P42">&lt;<text:span text:style-name="T23"> </text:span><text:span text:style-name="T22">-</text:span><text:span text:style-name="T23">Я не умею! Давай ты напишешь!</text:span></text:p>
      <text:p text:style-name="P42"><text:span text:style-name="T22">- </text:span><text:span text:style-name="T23">Фигушки! Подрядил меня татухи поням рисовать — сам теперь фанфик пиши!</text:span>&gt;</text:p>
      <text:p text:style-name="P52"/>
      <text:p text:style-name="P42">&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2"><text:span text:style-name="T23">- Учти, я ни капельки не жалею о наших поебушках! Но в будущем буду их стрематься. Это очень больно — вот так расставаться</text:span>&gt;</text:p>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2"/>
      <text:p text:style-name="P132"><text:span text:style-name="T10"><text:s/>&lt;</text:span><text:span text:style-name="T26"> - </text:span><text:span text:style-name="T22">Я не могу быть вашим спасителем! Я намного хуже и испорченнее вас!</text:span><text:span text:style-name="T10">&gt;</text:span></text:p>
      <text:p text:style-name="P133"/>
      <text:p text:style-name="P42">&lt;<text:span text:style-name="T23">Луна говорит Максу в прощальном сне:</text:span></text:p>
      <text:p text:style-name="P42"><text:span text:style-name="T23">- Прости, что хотела убить тебя. Я ослабела и Найтмэр на время одержала верх</text:span>&gt;</text:p>
      <text:p text:style-name="P52"/>
      <text:p text:style-name="P42">&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2"/>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text:soft-page-break/>-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9"/>
      <text:p text:style-name="P31"/>
      <text:p text:style-name="P1"><text:span text:style-name="T27">- </text:span><text:span text:style-name="T24">Ты же говорил, у нас нет магии?</text:span></text:p>
      <text:p text:style-name="P31">-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6">Кстати, он от </text:span>э<text:span text:style-name="T76">того только лучше станет!</text:span></text:p>
      <text:p text:style-name="P31">- Но тогда ты мог бы захватить власть в Эквестрии?</text:p>
      <text:p text:style-name="P31">- Мог бы. Но… Зачем? За эти годы я многое переосмыслил и понял: властвовать чертовски скучно! Куда интереснее строить козни изподтишка...</text:p>
      <text:p text:style-name="P39"/>
      <text:p text:style-name="P28"/>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2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Внезапно он открыл глаза и посмотрел на экран. В глазах его отражалась цепочка пони, как у прыгнувшей за миг до того в экран пони.</text:p>
      <text:p text:style-name="P27">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49"/>
      <text:h text:style-name="P160" text:outline-level="2">Сон Рэрити</text:h>
      <text:p text:style-name="P85"/>
      <text:p text:style-name="P90">&lt;<text:span text:style-name="T22">На Терре Селестия, будучи в компьютере, случайно пробуждает в Нексусе активный интеллект.</text:span>&gt;</text:p>
      <text:h text:style-name="P160" text:outline-level="2">Рейд пони-рэйнджеров</text:h>
      <text:p text:style-name="P85"/>
      <text:p text:style-name="P92">(леденящий душу триллер, музыка тревожная)</text:p>
      <text:p text:style-name="P8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6"/>
      <text:h text:style-name="P160" text:outline-level="2"><text:soft-page-break/>Продолжение ЛСД-чаепития</text:h>
      <text:p text:style-name="P85"/>
      <text:p text:style-name="P85"><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90"/>
      <text:h text:style-name="P160" text:outline-level="2">Поиск решения</text:h>
      <text:p text:style-name="P122"/>
      <text:p text:style-name="P85"><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pan text:style-name="T22">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2"> Луна создаёт обратный коридор в срок.</text:span><text:span text:style-name="T10">&gt;</text:span></text:p>
      <text:p text:style-name="P85"/>
      <text:h text:style-name="P160" text:outline-level="2">Поход к замку Принцес-2</text:h>
      <text:p text:style-name="P85"/>
      <text:p text:style-name="P85"/>
      <text:p text:style-name="P85"/>
      <text:p text:style-name="P86"/>
      <text:p text:style-name="P85"><text:span text:style-name="T10">&lt;</text:span><text:span text:style-name="T22">Поиски Селестии — сюжет:</text:span></text:p>
      <text:p text:style-name="P89">Базовое положение: Селестия физически находится на компе Влада в соседнем с максовым доме, в качестве этической подпрограммы к Нексусу.</text:p>
      <text:p text:style-name="P89">Кратко:</text:p>
      <text:p text:style-name="P8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9">Эпизод 1:</text:p>
      <text:p text:style-name="P8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9"><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9">…</text:p>
      <text:p text:style-name="P89">Итого:</text:p>
      <text:p text:style-name="P8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9">Эпизод 3.5 (необязательный): День из жизни Дискорда (впечатления от нового мира, интерес путешествия, нежелание возвращаться).</text:p>
      <text:p text:style-name="P89">Эпизод 4: Эй-Джей рассказывает Максу о Флаттершай, о её тревожном состоянии - сильнейшей депрессии. Флатти отказывается есть и разговаривать.</text:p>
      <text:p text:style-name="P8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85"/>
      <text:h text:style-name="P160" text:outline-level="2"/>
      <text:h text:style-name="P160" text:outline-level="2">Поиски</text:h>
      <text:p text:style-name="P85"/>
      <text:p text:style-name="P85"/>
      <text:h text:style-name="P160" text:outline-level="2">Безнадёжность</text:h>
      <text:p text:style-name="P88">&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8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8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85">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86">***</text:p>
      <text:p text:style-name="P85"><text:soft-page-break/>–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5"><text:span text:style-name="T10">&lt;</text:span><text:span text:style-name="T22">подать фонарь под другим сосусом</text:span><text:span text:style-name="T10">&gt;</text:span> </text:p>
      <text:p text:style-name="P8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85">– Да, у меня тоже было такое чувство, что он хочет от нас избавиться. Но он же объяснил, почему. Или ты думаешь, что?..</text:p>
      <text:p text:style-name="P8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5">– Надо же! У меня были такие же мысли ещё в самом начале. Ты тоже считаешь, что он хочет вернуть себе статус правителя Эквестрии?</text:p>
      <text:p text:style-name="P85">Что считала Жанна, я услышать не успел. Внезапно её лицо исказила гримаса ужаса, она прижала ладони к лицу и крикнула:</text:p>
      <text:p text:style-name="P85">– Берегись!!!</text:p>
      <text:p text:style-name="P8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5">В голове звенело.</text:p>
      <text:p text:style-name="P8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5">– Он х-хотел тебя ут-топить. – Жанна схватила отломанную руку снеговика и закинула её в полынью.</text:p>
      <text:p text:style-name="P85">Я покачал головой. </text:p>
      <text:p text:style-name="P8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5"><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85">Так вот, что я тебе скажу — это всё не так! Это не совпадения! Не бывает таких совпадений. Тебя кто-то или что-то хочет убить.</text:p>
      <text:p text:style-name="P85">– Жанна, но снеговик… Это смешно! Убить снеговиком — это самый нелепый способ убийства, о котором можно себе представить!</text:p>
      <text:p text:style-name="P85">И тут до меня дошло.</text:p>
      <text:p text:style-name="P85">Самый нелепый! Самый глупый и невообразимый! Всё сходится! Точно!</text:p>
      <text:p text:style-name="P8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5">Я осмотрел прибрежные кусты. В тусклом свете фонаря их силуэты казались изготовившимися к броску химерами.</text:p>
      <text:p text:style-name="P85">– Пойдём отсюда, Жанна. Тут опасно находиться.</text:p>
      <text:p text:style-name="P8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5">Когда я бросил последний взгляд на озеро, мне показалось, что из-подо льда нас провожали злые глазки снеговика.</text:p>
      <text:p text:style-name="P85"/>
      <text:h text:style-name="P160" text:outline-level="2">След?</text:h>
      <text:p text:style-name="P122"/>
      <text:p text:style-name="P85"><text:span text:style-name="T10">&lt;</text:span><text:span text:style-name="T22">сначала эпизод - проверка сумки в серверной</text:span><text:span text:style-name="T10">&gt;</text:span></text:p>
      <text:p text:style-name="P85"><text:span text:style-name="T10">&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8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8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85">– Анджела, можно тебя на секундочку?</text:p>
      <text:p text:style-name="P85">– Да? – Она захлопнула книгу <text:span text:style-name="T10">&lt;</text:span><text:span text:style-name="T22">“Последний Единорог” Питера Бигла</text:span><text:span text:style-name="T10">&gt;</text:span> и повернулась ко мне.</text:p>
      <text:p text:style-name="P85">– Я тут проходил мимо серверной и заметил, что там висит сумка. Кто-то забыл, наверное. Надо бы разослать на офис извещение о находке.</text:p>
      <text:p text:style-name="P85"><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85">–Так это твоя?</text:p>
      <text:p text:style-name="P85">– Если чёрная кожаная, с заклёпками — то моя. Хотя в серверной чужой быть и не должно.</text:p>
      <text:p text:style-name="P85">– Чёрная. С заклёпками. – Я всматривался в Анджелу, но рассмотреть в чёрненькой фигуристой девушке Селестию у меня плохо получалось.</text:p>
      <text:p text:style-name="P85">– Что ты на меня так смотришь? У меня там вымазано? – Анджела попыталась, изогнувшись, заглянуть себе за плечо.</text:p>
      <text:p text:style-name="P85">– Да нет, всё в порядке, не волнуйся. А тебе, часом, никогда не снилось, что у тебя есть копыта, рог и крылья?</text:p>
      <text:p text:style-name="P8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8"/>
      <text:p text:style-name="P85"><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88"/>
      <text:p text:style-name="P8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5">На том и остановились.</text:p>
      <text:p text:style-name="P85"/>
      <text:p text:style-name="P85"><text:span text:style-name="T10">&lt;</text:span><text:span text:style-name="T22">Расширить сцену в кафе. Ожидание, подьём и… падение ожиданий</text:span><text:span text:style-name="T10">&gt;</text:span></text:p>
      <text:p text:style-name="P85"/>
      <text:p text:style-name="P86">***</text:p>
      <text:p text:style-name="P85">На кухне за столиком сидели две девушки и сочиняли письмо.</text:p>
      <text:p text:style-name="P8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5">– Вот теперь другое дело! – Эпплджек выставила листок на свет, любуясь написанным.</text:p>
      <text:p text:style-name="P85">– А ты уверена, что так можно? – робко встряла Флаттершай. – “Дёшевый охламон” не похоже на вежливое приветствие.</text:p>
      <text:p text:style-name="P85">– Ещё как похоже! Я с Биг Маком так всегда здороваюсь, когда он, перебрав маленько сидра, заявляется под утро со следами помады на шее.</text:p>
      <text:p text:style-name="P85">– А-а-а. Ну ладно. А разве “мы б тебя век не видели, если б не принцесса”...</text:p>
      <text:p text:style-name="P85"><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5">Эпплджек выхватила листок и начала править текст.</text:p>
      <text:p text:style-name="P85">– Так… Так… И вот так! Теперь порядок! – Эпплджек вернула листок Флаттершай.</text:p>
      <text:p text:style-name="P8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5">–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85">– Угу. Лес в последнее время совсем чужой стал. Даже Энджел опасался в него выходить. Не говоря уже о Гарри.</text:p>
      <text:p text:style-name="P85">– Что-то мне это напоминает.</text:p>
      <text:p text:style-name="P85">– Что?</text:p>
      <text:p text:style-name="P8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5">– Агась, вырвался бы он, если бы не я. Дай-ка сюда письмо...</text:p>
      <text:p text:style-name="P85">– “...хорошо, что рядом была Эпплджек и спасла его...”. – Так годится?</text:p>
      <text:p text:style-name="P85">– Пожалуй, да.</text:p>
      <text:p text:style-name="P85"><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5">Флаттершай обернулась вслед Эпплджек и тайком дописала: ”Приезжай скорее, дорогой друг, мне так тоскливо без тебя. Твоя Флатти”.</text:p>
      <text:p text:style-name="P85">– Да-да, я мигом! – <text:span text:style-name="T1">д</text:span>евушка схватила листок бумаги и помчалась к ноутбуку.</text:p>
      <text:p text:style-name="P85"/>
      <text:h text:style-name="P160" text:outline-level="2">Озарение</text:h>
      <text:p text:style-name="P85"/>
      <text:p text:style-name="P85"><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7"/>
      <text:p text:style-name="P10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7"/>
      <text:p text:style-name="P102">Разговор не клеился.</text:p>
      <text:p text:style-name="P10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7"><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7"><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7"><text:span text:style-name="T10">– </text:span>Ну хорошо. Убедила. В конце-концов, можем поступить так. Вы с Флатти вернётесь обратно а я продолжу поиски здесь.</text:p>
      <text:p text:style-name="P107"><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7"><text:span text:style-name="T10">– </text:span>Вы можете связываться со мной раз в месяц по коридору.</text:p>
      <text:p text:style-name="P107"><text:soft-page-break/><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7"><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7">Эпплджек недоверчиво хмыкнула.</text:p>
      <text:p text:style-name="P107"><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7"><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7"><text:span text:style-name="T10">– </text:span>Конечно оставаться. Кто ещё, кроме нас, может найти её?</text:p>
      <text:p text:style-name="P107"><text:span text:style-name="T10">– </text:span>Я думал, ты не сможешь оставить Энджела и всех остальных надолго.</text:p>
      <text:p text:style-name="P107"><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0">– </text:span>Извини, Флаттершай, забылся.</text:p>
      <text:p text:style-name="P111"><text:span text:style-name="T10">– </text:span>Та ладно, я ж не против, – возразила Эпплджек. – Не парься, Флатти. Было б хуже, если б он <text:s/>назвал меня Эпплджек на людях.</text:p>
      <text:p text:style-name="P111"><text:span text:style-name="T10">– </text:span>Ты так... – запнулась Флаттершай. – Так быстро забыла свою ферму. И...</text:p>
      <text:p text:style-name="P111"><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0">– </text:span>Как ты можешь так говорить? – расплакалась Флаттершай.</text:p>
      <text:p text:style-name="P111"><text:span text:style-name="T10">– </text:span>Эй, девушки, не ссорьтесь! Мы — одна команда! И надеюсь, останемся ею и в дальнейшем. </text:p>
      <text:list xml:id="list9218013080469071569" text:style-name="L5">
        <text:list-header>
          <text:p text:style-name="P17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pan text:style-name="T10">– </text:span>А если нет? – Эпплджек смотрела мне мне прямо в глаза.</text:p>
      <text:list xml:id="list20783026" text:continue-numbering="true" text:style-name="L5">
        <text:list-header>
          <text:p text:style-name="P170">Я молча пожал плечами. Эпплджек уверенно продолжила.</text:p>
        </text:list-header>
      </text:list>
      <text:p text:style-name="P111"><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0">– </text:span>Спасибо, ЭйДжей.</text:p>
      <text:p text:style-name="P111"><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752369" text:continue-numbering="true" text:style-name="L5">
        <text:list-header>
          <text:p text:style-name="P170">Флаттершай пробормотала нечто, показавшееся мне знакомым.</text:p>
        </text:list-header>
      </text:list>
      <text:p text:style-name="P111"><text:span text:style-name="T10">– </text:span>Флатти, ты что-то сказала? Я не расслышал.</text:p>
      <text:p text:style-name="P111"><text:span text:style-name="T10">– </text:span>Намерение Изменяет Реальность.</text:p>
      <text:p text:style-name="P111"><text:span text:style-name="T10">– </text:span>Эээ. А где ты слышала эту фразу, если не секрет?</text:p>
      <text:p text:style-name="P111"><text:soft-page-break/><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757205" text:continue-numbering="true" text:style-name="L5">
        <text:list-header>
          <text:p text:style-name="P170">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0">– </text:span>Флатти, ЭйДжей, буду через час. Ждите!</text:p>
      <text:p text:style-name="P107"/>
      <text:h text:style-name="P161" text:outline-level="2">Почти.</text:h>
      <text:p text:style-name="P123"/>
      <text:p text:style-name="P111">В офисе меня встретил лыбящийся Стас.</text:p>
      <text:p text:style-name="P11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0">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 Ага. К нему-то у меня доступа нету. Но в кластер к Нексусу он больше не пролезет.</text:p>
      <text:p text:style-name="P111">– Спасибо, Стас. Ты молодец.</text:p>
      <text:p text:style-name="P111">Ниточка, чуть было не прервавшаяся в офисе, повела в квартиру Влада.</text:p>
      <text:p text:style-name="P111"/>
      <text:h text:style-name="P161" text:outline-level="2">Дискорд</text:h>
      <text:p text:style-name="P122"/>
      <text:p text:style-name="P123">Девушки поспешно собирались, пока я растолковывал им задачу.</text:p>
      <text:p text:style-name="P123"><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3"><text:span text:style-name="T10">– </text:span>Это тот твой приятель, который разбился с полгода назад? – спросила Эпплджек.</text:p>
      <text:p text:style-name="P123"><text:span text:style-name="T10">– </text:span>Да, это он.</text:p>
      <text:p text:style-name="P123"><text:soft-page-break/><text:span text:style-name="T10">– </text:span>А как мы попадём в его квартиру? Там сейчас кто-то живёт? – Флаттершай прыгала на одной ноге, натягивая кед.</text:p>
      <text:p text:style-name="P123"><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4">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24">Я поднёс брелок пропуска к домофону, но дверь подъезда не открылась. Замигала красная лампочка и зажужжал зуммер.</text:p>
      <text:p text:style-name="P124">Я выругался.</text:p>
      <text:p text:style-name="P124"><text:span text:style-name="T10">– </text:span>Макс, что случилось? У нас проблемы?</text:p>
      <text:p text:style-name="P124"><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4"><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4"><text:span text:style-name="T10">– </text:span>Нет нужды. Лучше станьте-ка сзади меня так, чтобы заслонить от этих бабулек и от вооон той камеры наблюдения.</text:p>
      <text:list xml:id="list8206963705921701440" text:style-name="L6">
        <text:list-header>
          <text:p text:style-name="P17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46"><text:span text:style-name="T10">– </text:span>Девушки, заходим.</text:p>
      <text:p text:style-name="P10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7"><text:span text:style-name="T1">Компьютер</text:span> стоял там же, где и обычно <text:span text:style-name="T1">— в личном кабинете Влада на столе у окна.</text:span></text:p>
      <text:p text:style-name="P146"><text:span text:style-name="T10">– </text:span>Макс, тут окно разбито! И верёвка какая-то висит. – крикнула Флаттершай из кухни.</text:p>
      <text:p text:style-name="P146"><text:span text:style-name="T10">– </text:span>Оставь, Флатти, не сейчас! – отмахнулся я.</text:p>
      <text:p text:style-name="P153">Лампочка питания на ноутбуке горела, <text:s/>но подключенный монитор оставался тёмным. Я постучал по пробелу, но безрезультатно.</text:p>
      <text:p text:style-name="P146"><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6"><text:span text:style-name="T10">– </text:span>Монитор выключен. – <text:s/>раздалось из угла. Кресло с высокой спинкой повернулось, открыв нашим взорам Дискорда. </text:p>
      <text:p text:style-name="P1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6">Он приподнял панамку, дурашливо здороваясь.</text:p>
      <text:p text:style-name="P146"><text:span text:style-name="T10">– </text:span>Оп-па! – пробормотала Эпплджек. – Нежданчик!</text:p>
      <text:p text:style-name="P146"><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6"><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6"><text:span text:style-name="T10">– </text:span>А почему ты вообще решил искать нас тут? – спросила Эпплджек. – Приехал бы домой. Мы б тебя чаем напоили.</text:p>
      <text:p text:style-name="P126"><text:span text:style-name="T10">– </text:span>Видишь ли, дорогая Эй-Джей, я с самого начала знал, где находится наша уважаемая принцесса, а времени в обрез, так что...</text:p>
      <text:p text:style-name="P134">В проёме дверей появилась Флаттершай.</text:p>
      <text:p text:style-name="P126"><text:span text:style-name="T10">– </text:span>С кем это вы тут разговариваете?</text:p>
      <text:list xml:id="list2997641578753066098" text:style-name="L7">
        <text:list-header>
          <text:p text:style-name="P16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4">Оглушённый Дискорд попытался было отъехать на кресле в сторону, но я припёр его стулом к стенке.</text:p>
      <text:p text:style-name="P126">– Жанна, Флатти, хватайте ноут и на выход! Я с ним разберусь! Не теряйте вре...!</text:p>
      <text:p text:style-name="P126">– ТЫ ИДИО...!!!</text:p>
      <text:p text:style-name="P126">Дискорд <text:s/>зорал одновременно со мной, прикрываясь от меня руками, когда раздался оглушительный</text:p>
      <text:p text:style-name="P126">...</text:p>
      <text:p text:style-name="P127">БАХ!!!</text:p>
      <text:p text:style-name="P126">…</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6">На лице Дискорда появилось удивлённо-мечтательное выражение и он вырубился.</text:p>
      <text:p text:style-name="P146"/>
      <text:h text:style-name="P160" text:outline-level="2"><text:soft-page-break/>Селестия</text:h>
      <text:p text:style-name="P146"/>
      <text:p text:style-name="P12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6">Включенный монитор показал схематическое изображение Селестиии, </text:p>
      <text:p text:style-name="P147">&gt;\<text:span text:style-name="T1">Привет, Селестия. Это Макс. Как себя чувствуешь?</text:span></text:p>
      <text:p text:style-name="P147">&lt;\<text:span text:style-name="T1">Макс? МАКС??? МА-А-А-АКС!!! НАКОНЕЦ-ТО! КАК Я РАДА ТЕБЯ СЛЫШАТЬ! </text:span></text:p>
      <text:p text:style-name="P147">&gt;\<text:span text:style-name="T1">Я рад, что нашёл тебя, Тия.</text:span></text:p>
      <text:p text:style-name="P14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7">&gt;\<text:span text:style-name="T1">Тия, я сейчас подключу микрофон и колонки, и мы сможем общаться более удобно.</text:span></text:p>
      <text:p text:style-name="P146">…</text:p>
      <text:p text:style-name="P146">– Привет опять. Как ты меня слышишь?</text:p>
      <text:p text:style-name="P14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7">– <text:span text:style-name="T1">Могу себе представить. Как-то раз я провёл три часа камере сенсорной депривации. Мне не понравилось.</text:span></text:p>
      <text:p text:style-name="P146">– Эммм... Ваше Высочество, вы в порядке? Мы так рады, что наконец-то нашли Вас! – вклинилась в разговор Эпплджек.</text:p>
      <text:p text:style-name="P146">– Кто тут? Макс, кто ещё с тобой?</text:p>
      <text:p text:style-name="P147"><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7">– <text:span text:style-name="T1">Девочки? Я рада вас слышать. А Твайлайт нет рядом?</text:span></text:p>
      <text:p text:style-name="P14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6">При этих словах Дискорд замычал и задёргался. Эпплджек нахмурилась и проверила верёвки, привязывающие его к спинке стула.</text:p>
      <text:p text:style-name="P14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6">– Ноутбук — так называется место, где я нахожусь сейчас? А кто это мычит?</text:p>
      <text:p text:style-name="P14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6">– О, духи предков, но зачем??? Почему у него кляп во рту?</text:p>
      <text:p text:style-name="P146">– Мы связали его. Он нас предал. И тебя. И Эквестрию. Всех.</text:p>
      <text:p text:style-name="P146">При этих словах Эпплджек и Флаттершай непонимающе уставились на меня, а Дискорд протестующе замычал.</text:p>
      <text:p text:style-name="P146">Я начал рассказывать о своих догадках, и непонимающее выражение на лицах девушек сменилось удивлением.</text:p>
      <text:p text:style-name="P14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6"><text:soft-page-break/>– А зачем тогда ты приложила его книгой? – непонимающе уставился я на неё.</text:p>
      <text:p text:style-name="P146">– Потому что ты напал на него. Я и подумала — тебе виднее. И подсобила.</text:p>
      <text:p text:style-name="P146">Флаттершай отрицающе мотнула головой.</text:p>
      <text:p text:style-name="P146">– Не может Дискорд быть предателем. Он мой друг.</text:p>
      <text:p text:style-name="P146">Дискорд благодарственно замычал и закивал головой.</text:p>
      <text:p text:style-name="P14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6">Дискорд завёл глаза на лоб и обречённо завыл.</text:p>
      <text:p text:style-name="P146">– Макс, постой. Дай мне поговорить с ним. – сказала Селестия. – Не могу поверить, что Дискорд на такое пошёл.</text:p>
      <text:p text:style-name="P146">– Ну хорошо. Поговори. Послушаем, что он скажет.</text:p>
      <text:p text:style-name="P146">Я красноречиво покачал кулак перед его носом и вытащил кляп.</text:p>
      <text:p text:style-name="P146">...</text:p>
      <text:p text:style-name="P135">–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5">– Это я-то устраиваю цирк?!! ДА ТЫ НА СЕБЯ ПОСМОТРИ, КЛОУН!!! На людей кидаешься, чашками бросаешься, вон, мне нос разбил! Дерёшься...</text:p>
      <text:p text:style-name="P135">Я угрожающе поднёс тряпку к лицу Дискорда.</text:p>
      <text:p text:style-name="P135">– Ещё одно слово в таком тоне, и ты заткнёшься, а мы уйдём в Эквестрию без тебя!</text:p>
      <text:p text:style-name="P13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5">Дискорд демонстративно закрыл рот и посвистывая уставился в потолок.</text:p>
      <text:p text:style-name="P135">Разговор зашёл в тупик.</text:p>
      <text:p text:style-name="P138"/>
      <text:p text:style-name="P139">На мониторе высветился текст:</text:p>
      <text:p text:style-name="P13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9"/>
      <text:p text:style-name="P139">Из колонок послышался лёгкий шорох.</text:p>
      <text:p text:style-name="P135">– Дик, сейчас не время для ссор. – голос Селестии был мягким, но настойчивым. – Мы в одной лодке.</text:p>
      <text:p text:style-name="P135">– Тебе легко говорить! Тебе не разбивали нос и не оскорбляли угрозами!</text:p>
      <text:p text:style-name="P135">– Ты должен понимать, что у Макса были все основания так себя вести. Твоё поведение вызвало подозрения у него, ведь он мало тебя знает. </text:p>
      <text:p text:style-name="P135">К уговорам Селестии присоединилась Флаттершай.</text:p>
      <text:p text:style-name="P135">– Дискорд, миленький, прости его. Макс хороший. Он просто не знал, что ты тоже хороший...</text:p>
      <text:p text:style-name="P135">У Дискорда покраснели уши и он засмущался и заворчал.</text:p>
      <text:p text:style-name="P135"><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5">Я пропустил «дятла» мимо ушей.</text:p>
      <text:p text:style-name="P14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6">***</text:p>
      <text:p text:style-name="P13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5">Потому разбрасываться такой возможностью не стоит. Если уж тебе повезло оказаться в новом мире — исследуй его сполна!..</text:p>
      <text:p text:style-name="P136">***</text:p>
      <text:p text:style-name="P141">&lt;<text:span text:style-name="T23">сюда можно вставить похождения Дискорда</text:span>&gt;</text:p>
      <text:p text:style-name="P136">***</text:p>
      <text:p text:style-name="P139">– Развяжите мне, наконец, руки! Или хотя бы одну. Плечами жестикулировать неудобно.... </text:p>
      <text:p text:style-name="P139">Я развязал Дискорду левую руку.</text:p>
      <text:p text:style-name="P13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9">Дискорд принялся разминать затёкшее запястье.</text:p>
      <text:p text:style-name="P13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9">– Какое письмо, Корди? – вскинулась до этого зачарованно слушавшая Дискорда Флаттершай.</text:p>
      <text:p text:style-name="P139">– Ну ваше же! Вы с Эпплджек написали мне о своих мытарствах тут. Вежливо так написали, спасибо...</text:p>
      <text:p text:style-name="P139">Флаттершай покрылась пунцовыми пятнами.</text:p>
      <text:p text:style-name="P139">– Я... Мы... – тут она совсем стушевалась.</text:p>
      <text:p text:style-name="P139">– Так а почему ты сказал, что никто не уйдёт в Эквестрию? – наконец перебила Дискорда скучавшая до этого Эпплджек.</text:p>
      <text:p text:style-name="P139">Дискорд уставился на неё долгим взглядом, а потом хлопнул себя по лбу.</text:p>
      <text:p text:style-name="P139"><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39">– И что? – продолжила его мысль Эпплджек.</text:p>
      <text:p text:style-name="P139">–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39">– И?!! – до меня уже дошло, но Эпплджек продолжала тупить.</text:p>
      <text:p text:style-name="P139">– Короче, времени у нас осталось что-то около пятнадцати минут. Или около того. – заявил Дискорд, поднеся к глазам запястье с массивными часами.</text:p>
      <text:p text:style-name="P139">– СКОЛЬКО??? – воскликнули хором я и девушки.</text:p>
      <text:p text:style-name="P139">Дискорд открыл было рот, но его слова заглушил звонок в дверь.</text:p>
      <text:p text:style-name="P139">– ОТКРОЙТЕ, ПОЛИЦИЯ! Вам даётся полминуты, чтобы открыть дверь. Через тридцать секунд дверь будет выбита!</text:p>
      <text:p text:style-name="P13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9">Блядь!</text:p>
      <text:p text:style-name="P139">– На крышу, живо!!! Через окно на кухне! – зашипел Дискорд, отчаянно дёргая узлы свободной рукой.</text:p>
      <text:p text:style-name="P139">Эпплджек, одной рукой сгребя в охапку ноутбук, второй увлекая Флаттершай, кинулась на кухню.</text:p>
      <text:p text:style-name="P139">– А толку? Куда мы с крыши денемся? – спросил я растерянно. Дискорд только раздражённо зарычал в ответ.</text:p>
      <text:p text:style-name="P135">Дверь содрогнулась от мощного удара. Послышался стук падающей штукатурки. Я сломя голову кинулся на кухню.</text:p>
      <text:p text:style-name="P135">– Развяжи меня, идиот!!! – гаркнул вдогонку Дискорд.</text:p>
      <text:p text:style-name="P13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5">– Давай на крышу! Я догоню! – рявкнул он, освобождая вторую руку.</text:p>
      <text:p text:style-name="P135">От второго удара дверная коробка крякнула и наполовину въехала в коридор. </text:p>
      <text:p text:style-name="P13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5">Верёвка в кухонном окне дёргалась от движений лезущих по ней Флатти и Эпплджек. Я словил её рукой и стал на подоконник.</text:p>
      <text:p text:style-name="P135">Чёрт!</text:p>
      <text:p text:style-name="P13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5"><text:soft-page-break/>Но нет, триста тысяч чертей, раз девушки смогли – я тоже смогу!</text:p>
      <text:p text:style-name="P13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5">Я успел сократить расстояние до Эпплджек наполовину, когда девушки нашли решение.</text:p>
      <text:p text:style-name="P13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5">Я выдохнул.</text:p>
      <text:p text:style-name="P13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5">Чёрт! Чёрт! Чёрт! Чёрт!</text:p>
      <text:p text:style-name="P135">Бля!!!...</text:p>
      <text:p text:style-name="P135">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5"/>
      <text:h text:style-name="P160" text:outline-level="2">Назад, в Эквестрию</text:h>
      <text:p text:style-name="P135"/>
      <text:p text:style-name="P135">Долго паниковать не пришлось. </text:p>
      <text:p text:style-name="P135">Я почувствовал сильный рывок за шиворот и захват поперёк груди. </text:p>
      <text:p text:style-name="P135">– ОТПУСТИ ДЕВЧОНКУ!!! – загрохотало мне в ухо. Я открыл глаза.</text:p>
      <text:p text:style-name="P13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5"><text:soft-page-break/>Я чуть поднял глаза и уставился в чешуйчатую морду дракона.</text:p>
      <text:p text:style-name="P135">– Отпусти Эпплджек. Я её держу. – повторил Дискорд. – Мне сбалансироваться надо. Вы не такие уж и лёгкие.</text:p>
      <text:p text:style-name="P13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5">Наконец это ему удалось, и дальнейший подъём на крышу происходил в молчании.</text:p>
      <text:p text:style-name="P13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5">Флаттершай оторвала заплаканное лицо от моей ветровки.</text:p>
      <text:p text:style-name="P135">– Да-да, ты прав, Корди. Я готова.</text:p>
      <text:p text:style-name="P135">На длинной шее Дискорда разместились Эпплджек и Флаттершай. Я, для сохранения баланса, разместился позади крыльев.</text:p>
      <text:p text:style-name="P135">Дискорд расправил крылья и начал короткую пробежку к краю.</text:p>
      <text:p text:style-name="P14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5">И мы полетели навстречу закату.</text:p>
      <text:p text:style-name="P13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5">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3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5">– Пристегните ремни! – проревел Дискорд, резко ускоряясь. – Будет весело!!!</text:p>
      <text:p text:style-name="P13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5">– ЙУУУУУУУХХХУУУУУ!!! – заорал Дискорд, сложил крылья и врезался в шар.</text:p>
      <text:p text:style-name="P14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6" text:outline-level="1">Беседа за столиком в ночи</text:h>
      <text:p text:style-name="P125">&lt;<text:span text:style-name="T62">Queen - Flash</text:span>&gt;</text:p>
      <text:p text:style-name="P109">Из-за заинтересованности Эквуса в Максе, тому не приходится прилагать усилий для 34 — на что ему указывает Анакорн</text:p>
      <text:p text:style-name="P1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7"><text:span text:style-name="T1">– </text:span>Анакорн. <text:span text:style-name="T1">– о</text:span>трекомендовался он. <text:span text:style-name="T10">– </text:span><text:span text:style-name="T1">Демиург.</text:span></text:p>
      <text:p text:style-name="P107"><text:span text:style-name="T1">– </text:span>П-привет. Макс. <text:span text:style-name="T1">– в</text:span> смятении представился я.</text:p>
      <text:p text:style-name="P10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
      <text:p text:style-name="P107"><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7"><text:span text:style-name="T1">Юноша</text:span> закинул ногу за ногу и пытливо смотрел на меня, играя карандашём .</text:p>
      <text:p text:style-name="P107">Я совсем запутался.</text:p>
      <text:p text:style-name="P107"><text:span text:style-name="T1">– </text:span>Какая проблема? Какое решение? Кто ты <text:span text:style-name="T1">вообще</text:span>?</text:p>
      <text:p text:style-name="P107"><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3"/>
      <text:p text:style-name="P111">Ключевое слово - <text:span text:style-name="T31">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4">Ко мне наконец-то пришло понимание ситуации.</text:p>
      <text:p text:style-name="P11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0">–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0">&lt;</text:span>упомянуть в эпизоде на Терре, что МЛП-сериал закрылся год назад<text:span text:style-name="T10">&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
      <text:p text:style-name="P10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9">– </text:p>
      <text:p text:style-name="P11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4">– Верни Рэйнбоу!!!</text:p>
      <text:p text:style-name="P114">Обломки карандаша выпали из кулака Анакорна на столик.</text:p>
      <text:p text:style-name="P114">– Э-э-э… м-м-м… ну-у-у...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4"><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4">– Нет. Плата остаётся неизменной. Тут мы квиты. У меня тоже мало шансов помочь тебе — я не имею ни малейшего понятия, как это сделать.</text:p>
      <text:p text:style-name="P114">Ставшие почти прозрачными стены комнаты снова обрели материальность. Анакорн пожал плечами и протянул мне руку через столик.</text:p>
      <text:p text:style-name="P11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4">Я задумался.</text:p>
      <text:p text:style-name="P11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4">Анакорн почесал в затылке.</text:p>
      <text:p text:style-name="P114">– А кьютимарки? Как, <text:span text:style-name="T10">&lt;</text:span><text:span text:style-name="T26">чёрт</text:span><text:span text:style-name="T10">&gt;</text:span> меня побери, объяснить кьютимарки?</text:p>
      <text:p text:style-name="P114">– А кьютимарки ты сам даришь пони, когда распознаёшь их жизненное предназначение.</text:p>
      <text:p text:style-name="P11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4">Я пожал плечами.</text:p>
      <text:p text:style-name="P114">– А по-другому я не могу объяснить их появление. К сожалению.</text:p>
      <text:p text:style-name="P1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8"><text:soft-page-break/>– Хорошо. Уболтал. Кьютимарки беру на себя. Так и знал, что мне самое трудное достанется!</text:p>
      <text:p text:style-name="P14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8">Анакорн проследил мой взгляд.</text:p>
      <text:p text:style-name="P148">– Нечего так смотреть. Если я стану применять магию вместо ловкости, теряется весь смысл упражнения... О, глянь-ка на Эквус!</text:p>
      <text:p text:style-name="P14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8"/>
      <text:p text:style-name="P150">Да, т<text:span text:style-name="T5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6">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1"/>
      <text:p text:style-name="P15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0"/>
      <text:p text:style-name="P150"/>
      <text:p text:style-name="P148">Я опять задумался. В голове было пусто. Хотя, если подумать с точки зрения программиста, можно... Наверное можно, раз все предыдущее прокатило...</text:p>
      <text:p text:style-name="P149">–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9">– Не понял? Это как? Как ты совместишь разрушенную магическими войнами Эквестрию с романтически-сексуальным раем для попаданцев?</text:p>
      <text:p text:style-name="P149"><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9">Анакорн долго мусолил карандаш, а потом вдруг заржал.</text:p>
      <text:p text:style-name="P149"><text:soft-page-break/><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9"><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9">Анакорн примирительно похлопал меня по плечу.</text:p>
      <text:p text:style-name="P149"><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9">Я подозрительно посмотрел на Анакорна.</text:p>
      <text:p text:style-name="P149"><text:span text:style-name="T10">– </text:span>Какой ещё, нафиг, «мой фанфик»? Я никакого фанфика не писал. И не собираюсь, вообще-то.</text:p>
      <text:p text:style-name="P149">Анакорн ехидно ухмыльнулся и откинулся в кресле, переплетя пальцы за затылком.</text:p>
      <text:p text:style-name="P149"><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8"><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8"><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8"><text:span text:style-name="T10">– </text:span>Факн щит<text:note text:id="ftn13" text:note-class="footnote"><text:note-citation>13</text:note-citation><text:note-body><text:p text:style-name="P14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8">Анакорн развёл руками.</text:p>
      <text:p text:style-name="P148"><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8">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09">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11"><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2">***</text:p>
      <text:p text:style-name="P112"/>
      <text:p text:style-name="P111">&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2"> - Ты морочила мне яйца, чтобы заинтересовать? Всё, как Свирл указал?</text:span></text:p>
      <text:p text:style-name="P109">–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9">Я покачал головой.</text:p>
      <text:p text:style-name="P10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9">- Поверь, Макс, всё не так, как ты думаешь! Если бы у меня был шанс переиграть всё по новому! Клянусь, всё было бы совсем по другому!</text:p>
      <text:p text:style-name="P111"><text:span text:style-name="T22">-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5">Селестия кивнула, соглашаясь, и образ её начал меркнуть.</text:p>
      <text:p text:style-name="P140">–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35">…</text:p>
      <text:p text:style-name="P14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5">Он нахлобучил на себя невесть откуда взявшуюся двууголку.</text:p>
      <text:p text:style-name="P135">– Как вам это нравится, господа?! Дискорд — спаситель Эквестрии! А ведь звучит!!! Разрешите откланяться!..</text:p>
      <text:p text:style-name="P135"/>
      <text:list xml:id="list6249580388539276081" text:style-name="L8">
        <text:list-header>
          <text:p text:style-name="P173">(<text:span text:style-name="T30">Луна — как повелительница снов, слышала разговор Макса с Анакорном</text:span>)</text:p>
          <text:p text:style-name="P174"/>
        </text:list-header>
      </text:list>
      <text:p text:style-name="P136">***</text:p>
      <text:p text:style-name="P107"><text:span text:style-name="T1">–</text:span> Ты?..</text:p>
      <text:p text:style-name="P107"><text:span text:style-name="T1">–</text:span> Ты??!</text:p>
      <text:p text:style-name="P107"><text:span text:style-name="T1">–</text:span> Ты мне снишься??</text:p>
      <text:p text:style-name="P107"><text:span text:style-name="T1">–</text:span> Это ты мне снишься!!</text:p>
      <text:p text:style-name="P107"><text:span text:style-name="T1">–</text:span> Неважно… Пусть мы друг-другу снимся… Ты как, Дэш?</text:p>
      <text:p text:style-name="P107"><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7"><text:span text:style-name="T24">- Точно? Ну офигеть! </text:span>А ты как?</text:p>
      <text:p text:style-name="P107"><text:span text:style-name="T1">–</text:span> И я в порядке. Вот, возвращаюсь в свой мир. Ну, не совсем в свой. Почти в свой.</text:p>
      <text:p text:style-name="P107"><text:span text:style-name="T1">–</text:span> Навсегда?</text:p>
      <text:p text:style-name="P107"><text:span text:style-name="T1">–</text:span> Скорее всего, да.</text:p>
      <text:p text:style-name="P107"><text:span text:style-name="T1">–</text:span> Это плохо. Я хотела тебе сказать…</text:p>
      <text:p text:style-name="P107"><text:soft-page-break/><text:span text:style-name="T1">–</text:span> Не надо, Дэш. Не стоит терзать себя. Мне тоже очень хотелось остаться. Но так надо. Мне очень жаль…</text:p>
      <text:p text:style-name="P10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7"><text:span text:style-name="T1">–</text:span> И тебя, и Твайлайт, и Рэрити, и Селестию, и всех-всех-всех… Таковы правила.</text:p>
      <text:p text:style-name="P107"><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7">Я опустил руку на шею Дэш и ощутил теплоту и лёгкое покалывание в пустоте.</text:p>
      <text:p text:style-name="P107"><text:span text:style-name="T10">–</text:span> Мне кажется, Дэш, <text:span text:style-name="T1">м</text:span>ы найдём способ связаться. Рано или поздно.</text:p>
      <text:p text:style-name="P107"><text:span text:style-name="T1">–</text:span> И лучше рано, чем поздно! Я не люблю ждать!</text:p>
      <text:p text:style-name="P107"><text:span text:style-name="T1">–</text:span> Да, Дэш. <text:span text:style-name="T1">–</text:span> её образ начал таять. <text:span text:style-name="T1">–</text:span> Да, я помню. Я всё ещё помню…</text:p>
      <text:p text:style-name="P107"/>
      <text:h text:style-name="P160" text:outline-level="2">Земля</text:h>
      <text:p text:style-name="P110">&lt;<text:span text:style-name="T62">Daft Punk – Get Lucky</text:span>&gt;</text:p>
      <text:p text:style-name="P110"/>
      <text:p text:style-name="P104">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4"><text:span text:style-name="T1">Я нашарил ногами тапки и пошёл в ванную. Проходя мимо стола, зацепился взглядом за</text:span> эскиз <text:span text:style-name="T1">рисунка</text:span>.</text:p>
      <text:p text:style-name="P10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5">Доставая из стола ключи от машины, опять наткнулся взглядом на эскиз.</text:p>
      <text:p text:style-name="P105"><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5">Назову-ка я фантазию «Последний фанфик»…</text:p>
      <text:p text:style-name="P105"/>
      <text:p text:style-name="P105"/>
      <text:p text:style-name="P105"/>
      <text:p text:style-name="P107"/>
      <text:p text:style-name="P107"/>
      <text:p text:style-name="P107"/>
      <text:p text:style-name="P10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7"/>
      <text:p text:style-name="P10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7"/>
      <text:p text:style-name="P8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08T00:58:11.58</dc:date>
    <meta:editing-duration>P112DT23H56M3S</meta:editing-duration>
    <meta:editing-cycles>6715</meta:editing-cycles>
    <meta:generator>OpenOffice/4.1.1$Win32 OpenOffice.org_project/411m6$Build-9775</meta:generator>
    <meta:document-statistic meta:table-count="0" meta:image-count="0" meta:object-count="0" meta:page-count="193" meta:paragraph-count="4026" meta:word-count="90482" meta:character-count="575749"/>
    <dc:creator>макс </dc:creator>
  </office:meta>
</office:document-meta>
</file>